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ffff" fo:border="0.74pt solid #000000"/>
    </style:style>
    <style:style style:name="ce7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</style:style>
    <style:style style:name="ce10" style:family="table-cell" style:parent-style-name="Default" style:data-style-name="N138">
      <style:table-cell-properties fo:background-color="#ffffff" fo:border="0.74pt solid #000000"/>
    </style:style>
    <style:style style:name="ce26" style:family="table-cell" style:parent-style-name="Default">
      <style:table-cell-properties fo:background-color="#dee6ef" fo:wrap-option="wrap"/>
    </style:style>
    <style:style style:name="ce28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dee6ef" fo:wrap-option="wrap" fo:border-left="none" fo:border-right="0.74pt solid #000000" fo:border-top="none"/>
    </style:style>
    <style:style style:name="ce3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  <style:style style:name="ce16" style:family="table-cell" style:parent-style-name="Default" style:data-style-name="N136">
      <style:table-cell-properties fo:background-color="#ffffff" fo:border="0.74pt solid #000000"/>
    </style:style>
    <style:style style:name="ce34" style:family="table-cell" style:parent-style-name="Default">
      <style:table-cell-properties fo:background-color="#ffd8ce" fo:wrap-option="wrap"/>
    </style:style>
    <style:style style:name="ce35" style:family="table-cell" style:parent-style-name="Default">
      <style:table-cell-properties fo:background-color="#ffffa6" fo:wrap-option="wrap"/>
    </style:style>
    <style:style style:name="ce3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</style:style>
    <style:style style:name="ce20" style:family="table-cell" style:parent-style-name="Default" style:data-style-name="N133">
      <style:table-cell-properties fo:background-color="#ffffff" fo:border="0.74pt solid #000000"/>
    </style:style>
    <style:style style:name="ce40" style:family="table-cell" style:parent-style-name="Default">
      <style:table-cell-properties fo:background-color="#ffffd7" fo:wrap-option="wrap"/>
    </style:style>
    <style:style style:name="ce41" style:family="table-cell" style:parent-style-name="Default">
      <style:table-cell-properties fo:background-color="#b4c7dc" fo:wrap-option="wrap"/>
    </style:style>
    <style:style style:name="ce42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43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ffaa95" fo:wrap-option="wrap"/>
    </style:style>
    <style:style style:name="ce2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</style:style>
    <style:style style:name="ce25" style:family="table-cell" style:parent-style-name="Default" style:data-style-name="N137">
      <style:table-cell-properties fo:background-color="#ffffff" fo:border="0.74pt solid #000000"/>
    </style:style>
    <style:style style:name="ce48" style:family="table-cell" style:parent-style-name="Default">
      <style:table-cell-properties fo:background-color="#dee7e5" fo:wrap-option="wrap"/>
    </style:style>
    <style:style style:name="ce49" style:family="table-cell" style:parent-style-name="Default" style:data-style-name="N134">
      <style:table-cell-properties fo:background-color="#ffffff"/>
    </style:style>
    <style:style style:name="ce2" style:family="table-cell" style:parent-style-name="Default">
      <style:table-cell-properties fo:wrap-option="wrap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 table:number-columns-repeated="3"/>
          <table:table-cell table:style-name="ce4" table:number-columns-repeated="14"/>
          <table:table-cell table:style-name="ce4" office:value-type="string" calcext:value-type="string">
            <text:p>offset of branches: +/- 6.47</text:p>
          </table:table-cell>
          <table:table-cell table:style-name="ce4" table:number-columns-repeated="2"/>
          <table:table-cell table:style-name="ce49" table:formula="of:=6.47/12" office:value-type="float" office:value="0.539166666666667" calcext:value-type="float">
            <text:p>0.5391667</text:p>
          </table:table-cell>
          <table:table-cell table:style-name="ce4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 table:number-columns-repeated="3"/>
          <table:table-cell table:style-name="ce4" table:number-columns-repeated="16381"/>
        </table:table-row>
        <table:table-row table:style-name="ro2">
          <table:table-cell table:style-name="ce5" table:number-columns-repeated="3"/>
          <table:table-cell table:style-name="ce8" office:value-type="string" calcext:value-type="string" table:number-columns-spanned="3" table:number-rows-spanned="1">
            <text:p>April Tag Positions</text:p>
          </table:table-cell>
          <table:covered-table-cell table:style-name="ce26"/>
          <table:covered-table-cell table:style-name="ce29"/>
          <table:table-cell table:style-name="ce14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34"/>
          <table:table-cell table:style-name="ce35"/>
          <table:table-cell table:style-name="ce26"/>
          <table:table-cell table:style-name="ce18" office:value-type="string" calcext:value-type="string" table:number-columns-spanned="2" table:number-rows-spanned="1">
            <text:p>X Vector Angle Functions</text:p>
          </table:table-cell>
          <table:covered-table-cell table:style-name="ce40"/>
          <table:table-cell table:style-name="ce41" office:value-type="string" calcext:value-type="string">
            <text:p>Y Vector Angle Functions</text:p>
          </table:table-cell>
          <table:table-cell table:style-name="ce41"/>
          <table:table-cell table:style-name="ce43" office:value-type="string" calcext:value-type="string" table:number-columns-spanned="2" table:number-rows-spanned="1">
            <text:p>Offset</text:p>
          </table:table-cell>
          <table:covered-table-cell table:style-name="ce44"/>
          <table:table-cell table:style-name="ce23" office:value-type="string" calcext:value-type="string" table:number-columns-spanned="2" table:number-rows-spanned="1">
            <text:p>Absolute Robot Desired Position</text:p>
          </table:table-cell>
          <table:covered-table-cell table:style-name="ce48"/>
          <table:table-cell table:style-name="ce48" office:value-type="string" calcext:value-type="string">
            <text:p>Absolute Robot Orientation Angle</text:p>
          </table:table-cell>
          <table:table-cell table:style-name="ce5" table:number-columns-repeated="14"/>
          <table:table-cell table:style-name="ce2" table:number-columns-repeated="16350"/>
        </table:table-row>
        <table:table-row table:style-name="ro3">
          <table:table-cell table:style-name="ce12" table:number-columns-repeated="3"/>
          <table:table-cell table:style-name="ce22" office:value-type="string" calcext:value-type="string">
            <text:p>X inches</text:p>
          </table:table-cell>
          <table:table-cell table:style-name="ce28" office:value-type="string" calcext:value-type="string">
            <text:p>Y inches</text:p>
          </table:table-cell>
          <table:table-cell table:style-name="ce30" office:value-type="string" calcext:value-type="string">
            <text:p>Z rot degrees</text:p>
          </table:table-cell>
          <table:table-cell table:style-name="ce32" office:value-type="string" calcext:value-type="string">
            <text:p>X feet</text:p>
          </table:table-cell>
          <table:table-cell table:style-name="ce32" office:value-type="string" calcext:value-type="string">
            <text:p>Y feet</text:p>
          </table:table-cell>
          <table:table-cell table:style-name="ce32" office:value-type="string" calcext:value-type="string">
            <text:p>z rot radians</text:p>
          </table:table-cell>
          <table:table-cell table:style-name="ce36" office:value-type="string" calcext:value-type="string">
            <text:p>X vector Angle</text:p>
          </table:table-cell>
          <table:table-cell table:style-name="ce28" office:value-type="string" calcext:value-type="string">
            <text:p>Y Vector Angle</text:p>
          </table:table-cell>
          <table:table-cell table:style-name="ce38" office:value-type="string" calcext:value-type="string">
            <text:p>Cos</text:p>
          </table:table-cell>
          <table:table-cell table:style-name="ce38" office:value-type="string" calcext:value-type="string">
            <text:p>Sine</text:p>
          </table:table-cell>
          <table:table-cell table:style-name="ce42" office:value-type="string" calcext:value-type="string">
            <text:p>Cos</text:p>
          </table:table-cell>
          <table:table-cell table:style-name="ce42" office:value-type="string" calcext:value-type="string">
            <text:p>Sine</text:p>
          </table:table-cell>
          <table:table-cell table:style-name="ce43" office:value-type="string" calcext:value-type="string">
            <text:p>distance in front of FT</text:p>
          </table:table-cell>
          <table:table-cell table:style-name="ce43" office:value-type="string" calcext:value-type="string">
            <text:p>Distance side offset feet</text:p>
          </table:table-cell>
          <table:table-cell table:style-name="ce46" office:value-type="string" calcext:value-type="string">
            <text:p>X feet</text:p>
          </table:table-cell>
          <table:table-cell table:style-name="ce46" office:value-type="string" calcext:value-type="string">
            <text:p>Y feet</text:p>
          </table:table-cell>
          <table:table-cell table:style-name="ce46" office:value-type="string" calcext:value-type="string">
            <text:p>Degrees</text:p>
          </table:table-cell>
          <table:table-cell table:style-name="ce12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19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35" calcext:value-type="float">
            <text:p>135.000</text:p>
          </table:table-cell>
          <table:table-cell table:style-name="ce16" table:formula="of:=[.D5]/12" office:value-type="float" office:value="13.3658333333333" calcext:value-type="float">
            <text:p>13.36583</text:p>
          </table:table-cell>
          <table:table-cell table:style-name="ce16" table:formula="of:=[.E5]/12" office:value-type="float" office:value="15.5691666666667" calcext:value-type="float">
            <text:p>15.56917</text:p>
          </table:table-cell>
          <table:table-cell table:style-name="ce16" table:formula="of:=[.F5]/360*PI()*2" office:value-type="float" office:value="2.35619449019235" calcext:value-type="float">
            <text:p>2.35619</text:p>
          </table:table-cell>
          <table:table-cell table:style-name="ce16" table:formula="of:=IF([.I5]&lt;PI()/2;[.I5]+PI();[.I5]-PI())" office:value-type="float" office:value="-0.785398163397443" calcext:value-type="float">
            <text:p>-0.78540</text:p>
          </table:table-cell>
          <table:table-cell table:style-name="ce16" table:formula="of:=[.J5]+PI()/2" office:value-type="float" office:value="0.785398163397454" calcext:value-type="float">
            <text:p>0.78540</text:p>
          </table:table-cell>
          <table:table-cell table:style-name="ce20" table:formula="of:=COS([.J5])" office:value-type="float" office:value="0.707106781186551" calcext:value-type="float">
            <text:p>0.70710678</text:p>
          </table:table-cell>
          <table:table-cell table:style-name="ce20" table:formula="of:=SIN([.J5])" office:value-type="float" office:value="-0.707106781186544" calcext:value-type="float">
            <text:p>-0.70710678</text:p>
          </table:table-cell>
          <table:table-cell table:style-name="ce20" table:formula="of:=COS([.K5])" office:value-type="float" office:value="0.707106781186544" calcext:value-type="float">
            <text:p>0.70710678</text:p>
          </table:table-cell>
          <table:table-cell table:style-name="ce20" table:formula="of:=SIN([.K5])" office:value-type="float" office:value="0.707106781186551" calcext:value-type="float">
            <text:p>0.70710678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5]+[.P5]*[.L5]+[.Q5]*[.N5]" office:value-type="float" office:value="11.2445129897736" calcext:value-type="float">
            <text:p>11.2445</text:p>
          </table:table-cell>
          <table:table-cell table:style-name="ce25" table:formula="of:=[.H5]+[.P5]*[.M5]+[.Q5]*[.O5]" office:value-type="float" office:value="17.6904870102263" calcext:value-type="float">
            <text:p>17.6905</text:p>
          </table:table-cell>
          <table:table-cell table:style-name="ce25" table:formula="of:=[.J5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19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35" calcext:value-type="float">
            <text:p>135.000</text:p>
          </table:table-cell>
          <table:table-cell table:style-name="ce16" table:formula="of:=[.D6]/12" office:value-type="float" office:value="13.3658333333333" calcext:value-type="float">
            <text:p>13.36583</text:p>
          </table:table-cell>
          <table:table-cell table:style-name="ce16" table:formula="of:=[.E6]/12" office:value-type="float" office:value="15.5691666666667" calcext:value-type="float">
            <text:p>15.56917</text:p>
          </table:table-cell>
          <table:table-cell table:style-name="ce16" table:formula="of:=[.F6]/360*PI()*2" office:value-type="float" office:value="2.35619449019235" calcext:value-type="float">
            <text:p>2.35619</text:p>
          </table:table-cell>
          <table:table-cell table:style-name="ce16" table:formula="of:=IF([.I6]&lt;PI()/2;[.I6]+PI();[.I6]-PI())" office:value-type="float" office:value="-0.785398163397443" calcext:value-type="float">
            <text:p>-0.78540</text:p>
          </table:table-cell>
          <table:table-cell table:style-name="ce16" table:formula="of:=[.J6]+PI()/2" office:value-type="float" office:value="0.785398163397454" calcext:value-type="float">
            <text:p>0.78540</text:p>
          </table:table-cell>
          <table:table-cell table:style-name="ce20" table:formula="of:=COS([.J6])" office:value-type="float" office:value="0.707106781186551" calcext:value-type="float">
            <text:p>0.70710678</text:p>
          </table:table-cell>
          <table:table-cell table:style-name="ce20" table:formula="of:=SIN([.J6])" office:value-type="float" office:value="-0.707106781186544" calcext:value-type="float">
            <text:p>-0.70710678</text:p>
          </table:table-cell>
          <table:table-cell table:style-name="ce20" table:formula="of:=COS([.K6])" office:value-type="float" office:value="0.707106781186544" calcext:value-type="float">
            <text:p>0.70710678</text:p>
          </table:table-cell>
          <table:table-cell table:style-name="ce20" table:formula="of:=SIN([.K6])" office:value-type="float" office:value="0.707106781186551" calcext:value-type="float">
            <text:p>0.70710678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6]+[.P6]*[.L6]+[.Q6]*[.N6]" office:value-type="float" office:value="11.6257613959634" calcext:value-type="float">
            <text:p>11.6258</text:p>
          </table:table-cell>
          <table:table-cell table:style-name="ce25" table:formula="of:=[.H6]+[.P6]*[.M6]+[.Q6]*[.O6]" office:value-type="float" office:value="18.0717354164161" calcext:value-type="float">
            <text:p>18.0717</text:p>
          </table:table-cell>
          <table:table-cell table:style-name="ce25" table:formula="of:=[.J6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19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35" calcext:value-type="float">
            <text:p>135.000</text:p>
          </table:table-cell>
          <table:table-cell table:style-name="ce16" table:formula="of:=[.D7]/12" office:value-type="float" office:value="13.3658333333333" calcext:value-type="float">
            <text:p>13.36583</text:p>
          </table:table-cell>
          <table:table-cell table:style-name="ce16" table:formula="of:=[.E7]/12" office:value-type="float" office:value="15.5691666666667" calcext:value-type="float">
            <text:p>15.56917</text:p>
          </table:table-cell>
          <table:table-cell table:style-name="ce16" table:formula="of:=[.F7]/360*PI()*2" office:value-type="float" office:value="2.35619449019235" calcext:value-type="float">
            <text:p>2.35619</text:p>
          </table:table-cell>
          <table:table-cell table:style-name="ce16" table:formula="of:=IF([.I7]&lt;PI()/2;[.I7]+PI();[.I7]-PI())" office:value-type="float" office:value="-0.785398163397443" calcext:value-type="float">
            <text:p>-0.78540</text:p>
          </table:table-cell>
          <table:table-cell table:style-name="ce16" table:formula="of:=[.J7]+PI()/2" office:value-type="float" office:value="0.785398163397454" calcext:value-type="float">
            <text:p>0.78540</text:p>
          </table:table-cell>
          <table:table-cell table:style-name="ce20" table:formula="of:=COS([.J7])" office:value-type="float" office:value="0.707106781186551" calcext:value-type="float">
            <text:p>0.70710678</text:p>
          </table:table-cell>
          <table:table-cell table:style-name="ce20" table:formula="of:=SIN([.J7])" office:value-type="float" office:value="-0.707106781186544" calcext:value-type="float">
            <text:p>-0.70710678</text:p>
          </table:table-cell>
          <table:table-cell table:style-name="ce20" table:formula="of:=COS([.K7])" office:value-type="float" office:value="0.707106781186544" calcext:value-type="float">
            <text:p>0.70710678</text:p>
          </table:table-cell>
          <table:table-cell table:style-name="ce20" table:formula="of:=SIN([.K7])" office:value-type="float" office:value="0.707106781186551" calcext:value-type="float">
            <text:p>0.70710678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7]+[.P7]*[.L7]+[.Q7]*[.N7]" office:value-type="float" office:value="10.8632645835839" calcext:value-type="float">
            <text:p>10.8633</text:p>
          </table:table-cell>
          <table:table-cell table:style-name="ce25" table:formula="of:=[.H7]+[.P7]*[.M7]+[.Q7]*[.O7]" office:value-type="float" office:value="17.3092386040366" calcext:value-type="float">
            <text:p>17.3092</text:p>
          </table:table-cell>
          <table:table-cell table:style-name="ce25" table:formula="of:=[.J7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20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8]/12" office:value-type="float" office:value="16.0916666666667" calcext:value-type="float">
            <text:p>16.09167</text:p>
          </table:table-cell>
          <table:table-cell table:style-name="ce16" table:formula="of:=[.E8]/12" office:value-type="float" office:value="15.5691666666667" calcext:value-type="float">
            <text:p>15.56917</text:p>
          </table:table-cell>
          <table:table-cell table:style-name="ce16" table:formula="of:=[.F8]/360*PI()*2" office:value-type="float" office:value="1.0471975511966" calcext:value-type="float">
            <text:p>1.04720</text:p>
          </table:table-cell>
          <table:table-cell table:style-name="ce16" table:formula="of:=IF([.I8]&lt;PI()/2;[.I8]+PI();[.I8]-PI())" office:value-type="float" office:value="4.18879020478639" calcext:value-type="float">
            <text:p>4.18879</text:p>
          </table:table-cell>
          <table:table-cell table:style-name="ce16" table:formula="of:=[.J8]+PI()/2" office:value-type="float" office:value="5.75958653158129" calcext:value-type="float">
            <text:p>5.75959</text:p>
          </table:table-cell>
          <table:table-cell table:style-name="ce20" table:formula="of:=COS([.J8])" office:value-type="float" office:value="-0.499999999999998" calcext:value-type="float">
            <text:p>-0.50000000</text:p>
          </table:table-cell>
          <table:table-cell table:style-name="ce20" table:formula="of:=SIN([.J8])" office:value-type="float" office:value="-0.86602540378444" calcext:value-type="float">
            <text:p>-0.86602540</text:p>
          </table:table-cell>
          <table:table-cell table:style-name="ce20" table:formula="of:=COS([.K8])" office:value-type="float" office:value="0.86602540378444" calcext:value-type="float">
            <text:p>0.86602540</text:p>
          </table:table-cell>
          <table:table-cell table:style-name="ce20" table:formula="of:=SIN([.K8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8]+[.P8]*[.L8]+[.Q8]*[.N8]" office:value-type="float" office:value="17.5916666666667" calcext:value-type="float">
            <text:p>17.5917</text:p>
          </table:table-cell>
          <table:table-cell table:style-name="ce25" table:formula="of:=[.H8]+[.P8]*[.M8]+[.Q8]*[.O8]" office:value-type="float" office:value="18.16724287802" calcext:value-type="float">
            <text:p>18.1672</text:p>
          </table:table-cell>
          <table:table-cell table:style-name="ce25" table:formula="of:=[.J8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20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9]/12" office:value-type="float" office:value="16.0916666666667" calcext:value-type="float">
            <text:p>16.09167</text:p>
          </table:table-cell>
          <table:table-cell table:style-name="ce16" table:formula="of:=[.E9]/12" office:value-type="float" office:value="15.5691666666667" calcext:value-type="float">
            <text:p>15.56917</text:p>
          </table:table-cell>
          <table:table-cell table:style-name="ce16" table:formula="of:=[.F9]/360*PI()*2" office:value-type="float" office:value="1.0471975511966" calcext:value-type="float">
            <text:p>1.04720</text:p>
          </table:table-cell>
          <table:table-cell table:style-name="ce16" table:formula="of:=IF([.I9]&lt;PI()/2;[.I9]+PI();[.I9]-PI())" office:value-type="float" office:value="4.18879020478639" calcext:value-type="float">
            <text:p>4.18879</text:p>
          </table:table-cell>
          <table:table-cell table:style-name="ce16" table:formula="of:=[.J9]+PI()/2" office:value-type="float" office:value="5.75958653158129" calcext:value-type="float">
            <text:p>5.75959</text:p>
          </table:table-cell>
          <table:table-cell table:style-name="ce20" table:formula="of:=COS([.J9])" office:value-type="float" office:value="-0.499999999999998" calcext:value-type="float">
            <text:p>-0.50000000</text:p>
          </table:table-cell>
          <table:table-cell table:style-name="ce20" table:formula="of:=SIN([.J9])" office:value-type="float" office:value="-0.86602540378444" calcext:value-type="float">
            <text:p>-0.86602540</text:p>
          </table:table-cell>
          <table:table-cell table:style-name="ce20" table:formula="of:=COS([.K9])" office:value-type="float" office:value="0.86602540378444" calcext:value-type="float">
            <text:p>0.86602540</text:p>
          </table:table-cell>
          <table:table-cell table:style-name="ce20" table:formula="of:=SIN([.K9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9]+[.P9]*[.L9]+[.Q9]*[.N9]" office:value-type="float" office:value="18.0585986968738" calcext:value-type="float">
            <text:p>18.0586</text:p>
          </table:table-cell>
          <table:table-cell table:style-name="ce25" table:formula="of:=[.H9]+[.P9]*[.M9]+[.Q9]*[.O9]" office:value-type="float" office:value="17.8976595446867" calcext:value-type="float">
            <text:p>17.8977</text:p>
          </table:table-cell>
          <table:table-cell table:style-name="ce25" table:formula="of:=[.J9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20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10]/12" office:value-type="float" office:value="16.0916666666667" calcext:value-type="float">
            <text:p>16.09167</text:p>
          </table:table-cell>
          <table:table-cell table:style-name="ce16" table:formula="of:=[.E10]/12" office:value-type="float" office:value="15.5691666666667" calcext:value-type="float">
            <text:p>15.56917</text:p>
          </table:table-cell>
          <table:table-cell table:style-name="ce16" table:formula="of:=[.F10]/360*PI()*2" office:value-type="float" office:value="1.0471975511966" calcext:value-type="float">
            <text:p>1.04720</text:p>
          </table:table-cell>
          <table:table-cell table:style-name="ce16" table:formula="of:=IF([.I10]&lt;PI()/2;[.I10]+PI();[.I10]-PI())" office:value-type="float" office:value="4.18879020478639" calcext:value-type="float">
            <text:p>4.18879</text:p>
          </table:table-cell>
          <table:table-cell table:style-name="ce16" table:formula="of:=[.J10]+PI()/2" office:value-type="float" office:value="5.75958653158129" calcext:value-type="float">
            <text:p>5.75959</text:p>
          </table:table-cell>
          <table:table-cell table:style-name="ce20" table:formula="of:=COS([.J10])" office:value-type="float" office:value="-0.499999999999998" calcext:value-type="float">
            <text:p>-0.50000000</text:p>
          </table:table-cell>
          <table:table-cell table:style-name="ce20" table:formula="of:=SIN([.J10])" office:value-type="float" office:value="-0.86602540378444" calcext:value-type="float">
            <text:p>-0.86602540</text:p>
          </table:table-cell>
          <table:table-cell table:style-name="ce20" table:formula="of:=COS([.K10])" office:value-type="float" office:value="0.86602540378444" calcext:value-type="float">
            <text:p>0.86602540</text:p>
          </table:table-cell>
          <table:table-cell table:style-name="ce20" table:formula="of:=SIN([.K10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10]+[.P10]*[.L10]+[.Q10]*[.N10]" office:value-type="float" office:value="17.1247346364596" calcext:value-type="float">
            <text:p>17.1247</text:p>
          </table:table-cell>
          <table:table-cell table:style-name="ce25" table:formula="of:=[.H10]+[.P10]*[.M10]+[.Q10]*[.O10]" office:value-type="float" office:value="18.4368262113534" calcext:value-type="float">
            <text:p>18.4368</text:p>
          </table:table-cell>
          <table:table-cell table:style-name="ce25" table:formula="of:=[.J10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21</text:p>
          </table:table-cell>
          <table:table-cell table:style-name="ce10" office:value-type="float" office:value="209.49" calcext:value-type="float">
            <text:p>209.4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11]/12" office:value-type="float" office:value="17.4575" calcext:value-type="float">
            <text:p>17.45750</text:p>
          </table:table-cell>
          <table:table-cell table:style-name="ce16" table:formula="of:=[.E11]/12" office:value-type="float" office:value="13.2083333333333" calcext:value-type="float">
            <text:p>13.20833</text:p>
          </table:table-cell>
          <table:table-cell table:style-name="ce16" table:formula="of:=[.F11]/360*PI()*2" office:value-type="float" office:value="0" calcext:value-type="float">
            <text:p>0.00000</text:p>
          </table:table-cell>
          <table:table-cell table:style-name="ce16" table:formula="of:=IF([.I11]&lt;PI()/2;[.I11]+PI();[.I11]-PI())" office:value-type="float" office:value="3.14159265358979" calcext:value-type="float">
            <text:p>3.14159</text:p>
          </table:table-cell>
          <table:table-cell table:style-name="ce16" table:formula="of:=[.J11]+PI()/2" office:value-type="float" office:value="4.71238898038469" calcext:value-type="float">
            <text:p>4.71239</text:p>
          </table:table-cell>
          <table:table-cell table:style-name="ce20" table:formula="of:=COS([.J11])" office:value-type="float" office:value="-1" calcext:value-type="float">
            <text:p>-1.00000000</text:p>
          </table:table-cell>
          <table:table-cell table:style-name="ce20" table:formula="of:=SIN([.J11])" office:value-type="float" office:value="1.22464679914735E-016" calcext:value-type="float">
            <text:p>0.00000000</text:p>
          </table:table-cell>
          <table:table-cell table:style-name="ce20" table:formula="of:=COS([.K11])" office:value-type="float" office:value="-1.83697019872103E-016" calcext:value-type="float">
            <text:p>0.00000000</text:p>
          </table:table-cell>
          <table:table-cell table:style-name="ce20" table:formula="of:=SIN([.K11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11]+[.P11]*[.L11]+[.Q11]*[.N11]" office:value-type="float" office:value="20.4575" calcext:value-type="float">
            <text:p>20.4575</text:p>
          </table:table-cell>
          <table:table-cell table:style-name="ce25" table:formula="of:=[.H11]+[.P11]*[.M11]+[.Q11]*[.O11]" office:value-type="float" office:value="13.2083333333333" calcext:value-type="float">
            <text:p>13.2083</text:p>
          </table:table-cell>
          <table:table-cell table:style-name="ce25" table:formula="of:=[.J11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21</text:p>
          </table:table-cell>
          <table:table-cell table:style-name="ce10" office:value-type="float" office:value="209.49" calcext:value-type="float">
            <text:p>209.4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12]/12" office:value-type="float" office:value="17.4575" calcext:value-type="float">
            <text:p>17.45750</text:p>
          </table:table-cell>
          <table:table-cell table:style-name="ce16" table:formula="of:=[.E12]/12" office:value-type="float" office:value="13.2083333333333" calcext:value-type="float">
            <text:p>13.20833</text:p>
          </table:table-cell>
          <table:table-cell table:style-name="ce16" table:formula="of:=[.F12]/360*PI()*2" office:value-type="float" office:value="0" calcext:value-type="float">
            <text:p>0.00000</text:p>
          </table:table-cell>
          <table:table-cell table:style-name="ce16" table:formula="of:=IF([.I12]&lt;PI()/2;[.I12]+PI();[.I12]-PI())" office:value-type="float" office:value="3.14159265358979" calcext:value-type="float">
            <text:p>3.14159</text:p>
          </table:table-cell>
          <table:table-cell table:style-name="ce16" table:formula="of:=[.J12]+PI()/2" office:value-type="float" office:value="4.71238898038469" calcext:value-type="float">
            <text:p>4.71239</text:p>
          </table:table-cell>
          <table:table-cell table:style-name="ce20" table:formula="of:=COS([.J12])" office:value-type="float" office:value="-1" calcext:value-type="float">
            <text:p>-1.00000000</text:p>
          </table:table-cell>
          <table:table-cell table:style-name="ce20" table:formula="of:=SIN([.J12])" office:value-type="float" office:value="1.22464679914735E-016" calcext:value-type="float">
            <text:p>0.00000000</text:p>
          </table:table-cell>
          <table:table-cell table:style-name="ce20" table:formula="of:=COS([.K12])" office:value-type="float" office:value="-1.83697019872103E-016" calcext:value-type="float">
            <text:p>0.00000000</text:p>
          </table:table-cell>
          <table:table-cell table:style-name="ce20" table:formula="of:=SIN([.K12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12]+[.P12]*[.L12]+[.Q12]*[.N12]" office:value-type="float" office:value="20.4575" calcext:value-type="float">
            <text:p>20.4575</text:p>
          </table:table-cell>
          <table:table-cell table:style-name="ce25" table:formula="of:=[.H12]+[.P12]*[.M12]+[.Q12]*[.O12]" office:value-type="float" office:value="12.6691666666666" calcext:value-type="float">
            <text:p>12.6692</text:p>
          </table:table-cell>
          <table:table-cell table:style-name="ce25" table:formula="of:=[.J12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21</text:p>
          </table:table-cell>
          <table:table-cell table:style-name="ce10" office:value-type="float" office:value="209.49" calcext:value-type="float">
            <text:p>209.4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13]/12" office:value-type="float" office:value="17.4575" calcext:value-type="float">
            <text:p>17.45750</text:p>
          </table:table-cell>
          <table:table-cell table:style-name="ce16" table:formula="of:=[.E13]/12" office:value-type="float" office:value="13.2083333333333" calcext:value-type="float">
            <text:p>13.20833</text:p>
          </table:table-cell>
          <table:table-cell table:style-name="ce16" table:formula="of:=[.F13]/360*PI()*2" office:value-type="float" office:value="0" calcext:value-type="float">
            <text:p>0.00000</text:p>
          </table:table-cell>
          <table:table-cell table:style-name="ce16" table:formula="of:=IF([.I13]&lt;PI()/2;[.I13]+PI();[.I13]-PI())" office:value-type="float" office:value="3.14159265358979" calcext:value-type="float">
            <text:p>3.14159</text:p>
          </table:table-cell>
          <table:table-cell table:style-name="ce16" table:formula="of:=[.J13]+PI()/2" office:value-type="float" office:value="4.71238898038469" calcext:value-type="float">
            <text:p>4.71239</text:p>
          </table:table-cell>
          <table:table-cell table:style-name="ce20" table:formula="of:=COS([.J13])" office:value-type="float" office:value="-1" calcext:value-type="float">
            <text:p>-1.00000000</text:p>
          </table:table-cell>
          <table:table-cell table:style-name="ce20" table:formula="of:=SIN([.J13])" office:value-type="float" office:value="1.22464679914735E-016" calcext:value-type="float">
            <text:p>0.00000000</text:p>
          </table:table-cell>
          <table:table-cell table:style-name="ce20" table:formula="of:=COS([.K13])" office:value-type="float" office:value="-1.83697019872103E-016" calcext:value-type="float">
            <text:p>0.00000000</text:p>
          </table:table-cell>
          <table:table-cell table:style-name="ce20" table:formula="of:=SIN([.K13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13]+[.P13]*[.L13]+[.Q13]*[.N13]" office:value-type="float" office:value="20.4575" calcext:value-type="float">
            <text:p>20.4575</text:p>
          </table:table-cell>
          <table:table-cell table:style-name="ce25" table:formula="of:=[.H13]+[.P13]*[.M13]+[.Q13]*[.O13]" office:value-type="float" office:value="13.7475" calcext:value-type="float">
            <text:p>13.7475</text:p>
          </table:table-cell>
          <table:table-cell table:style-name="ce25" table:formula="of:=[.J13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22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14]/12" office:value-type="float" office:value="16.0916666666667" calcext:value-type="float">
            <text:p>16.09167</text:p>
          </table:table-cell>
          <table:table-cell table:style-name="ce16" table:formula="of:=[.E14]/12" office:value-type="float" office:value="10.8475" calcext:value-type="float">
            <text:p>10.84750</text:p>
          </table:table-cell>
          <table:table-cell table:style-name="ce16" table:formula="of:=[.F14]/360*PI()*2" office:value-type="float" office:value="5.23598775598299" calcext:value-type="float">
            <text:p>5.23599</text:p>
          </table:table-cell>
          <table:table-cell table:style-name="ce16" table:formula="of:=IF([.I14]&lt;PI()/2;[.I14]+PI();[.I14]-PI())" office:value-type="float" office:value="2.0943951023932" calcext:value-type="float">
            <text:p>2.09440</text:p>
          </table:table-cell>
          <table:table-cell table:style-name="ce16" table:formula="of:=[.J14]+PI()/2" office:value-type="float" office:value="3.66519142918809" calcext:value-type="float">
            <text:p>3.66519</text:p>
          </table:table-cell>
          <table:table-cell table:style-name="ce20" table:formula="of:=COS([.J14])" office:value-type="float" office:value="-0.500000000000001" calcext:value-type="float">
            <text:p>-0.50000000</text:p>
          </table:table-cell>
          <table:table-cell table:style-name="ce20" table:formula="of:=SIN([.J14])" office:value-type="float" office:value="0.866025403784438" calcext:value-type="float">
            <text:p>0.86602540</text:p>
          </table:table-cell>
          <table:table-cell table:style-name="ce20" table:formula="of:=COS([.K14])" office:value-type="float" office:value="-0.866025403784438" calcext:value-type="float">
            <text:p>-0.86602540</text:p>
          </table:table-cell>
          <table:table-cell table:style-name="ce20" table:formula="of:=SIN([.K14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14]+[.P14]*[.L14]+[.Q14]*[.N14]" office:value-type="float" office:value="17.5916666666667" calcext:value-type="float">
            <text:p>17.5917</text:p>
          </table:table-cell>
          <table:table-cell table:style-name="ce25" table:formula="of:=[.H14]+[.P14]*[.M14]+[.Q14]*[.O14]" office:value-type="float" office:value="8.24942378864669" calcext:value-type="float">
            <text:p>8.2494</text:p>
          </table:table-cell>
          <table:table-cell table:style-name="ce25" table:formula="of:=[.J14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22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15]/12" office:value-type="float" office:value="16.0916666666667" calcext:value-type="float">
            <text:p>16.09167</text:p>
          </table:table-cell>
          <table:table-cell table:style-name="ce16" table:formula="of:=[.E15]/12" office:value-type="float" office:value="10.8475" calcext:value-type="float">
            <text:p>10.84750</text:p>
          </table:table-cell>
          <table:table-cell table:style-name="ce16" table:formula="of:=[.F15]/360*PI()*2" office:value-type="float" office:value="5.23598775598299" calcext:value-type="float">
            <text:p>5.23599</text:p>
          </table:table-cell>
          <table:table-cell table:style-name="ce16" table:formula="of:=IF([.I15]&lt;PI()/2;[.I15]+PI();[.I15]-PI())" office:value-type="float" office:value="2.0943951023932" calcext:value-type="float">
            <text:p>2.09440</text:p>
          </table:table-cell>
          <table:table-cell table:style-name="ce16" table:formula="of:=[.J15]+PI()/2" office:value-type="float" office:value="3.66519142918809" calcext:value-type="float">
            <text:p>3.66519</text:p>
          </table:table-cell>
          <table:table-cell table:style-name="ce20" table:formula="of:=COS([.J15])" office:value-type="float" office:value="-0.500000000000001" calcext:value-type="float">
            <text:p>-0.50000000</text:p>
          </table:table-cell>
          <table:table-cell table:style-name="ce20" table:formula="of:=SIN([.J15])" office:value-type="float" office:value="0.866025403784438" calcext:value-type="float">
            <text:p>0.86602540</text:p>
          </table:table-cell>
          <table:table-cell table:style-name="ce20" table:formula="of:=COS([.K15])" office:value-type="float" office:value="-0.866025403784438" calcext:value-type="float">
            <text:p>-0.86602540</text:p>
          </table:table-cell>
          <table:table-cell table:style-name="ce20" table:formula="of:=SIN([.K15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15]+[.P15]*[.L15]+[.Q15]*[.N15]" office:value-type="float" office:value="17.1247346364596" calcext:value-type="float">
            <text:p>17.1247</text:p>
          </table:table-cell>
          <table:table-cell table:style-name="ce25" table:formula="of:=[.H15]+[.P15]*[.M15]+[.Q15]*[.O15]" office:value-type="float" office:value="7.97984045531335" calcext:value-type="float">
            <text:p>7.9798</text:p>
          </table:table-cell>
          <table:table-cell table:style-name="ce25" table:formula="of:=[.J15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22</text:p>
          </table:table-cell>
          <table:table-cell table:style-name="ce10" office:value-type="float" office:value="193.1" calcext:value-type="float">
            <text:p>193.10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16]/12" office:value-type="float" office:value="16.0916666666667" calcext:value-type="float">
            <text:p>16.09167</text:p>
          </table:table-cell>
          <table:table-cell table:style-name="ce16" table:formula="of:=[.E16]/12" office:value-type="float" office:value="10.8475" calcext:value-type="float">
            <text:p>10.84750</text:p>
          </table:table-cell>
          <table:table-cell table:style-name="ce16" table:formula="of:=[.F16]/360*PI()*2" office:value-type="float" office:value="5.23598775598299" calcext:value-type="float">
            <text:p>5.23599</text:p>
          </table:table-cell>
          <table:table-cell table:style-name="ce16" table:formula="of:=IF([.I16]&lt;PI()/2;[.I16]+PI();[.I16]-PI())" office:value-type="float" office:value="2.0943951023932" calcext:value-type="float">
            <text:p>2.09440</text:p>
          </table:table-cell>
          <table:table-cell table:style-name="ce16" table:formula="of:=[.J16]+PI()/2" office:value-type="float" office:value="3.66519142918809" calcext:value-type="float">
            <text:p>3.66519</text:p>
          </table:table-cell>
          <table:table-cell table:style-name="ce20" table:formula="of:=COS([.J16])" office:value-type="float" office:value="-0.500000000000001" calcext:value-type="float">
            <text:p>-0.50000000</text:p>
          </table:table-cell>
          <table:table-cell table:style-name="ce20" table:formula="of:=SIN([.J16])" office:value-type="float" office:value="0.866025403784438" calcext:value-type="float">
            <text:p>0.86602540</text:p>
          </table:table-cell>
          <table:table-cell table:style-name="ce20" table:formula="of:=COS([.K16])" office:value-type="float" office:value="-0.866025403784438" calcext:value-type="float">
            <text:p>-0.86602540</text:p>
          </table:table-cell>
          <table:table-cell table:style-name="ce20" table:formula="of:=SIN([.K16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16]+[.P16]*[.L16]+[.Q16]*[.N16]" office:value-type="float" office:value="18.0585986968738" calcext:value-type="float">
            <text:p>18.0586</text:p>
          </table:table-cell>
          <table:table-cell table:style-name="ce25" table:formula="of:=[.H16]+[.P16]*[.M16]+[.Q16]*[.O16]" office:value-type="float" office:value="8.51900712198002" calcext:value-type="float">
            <text:p>8.5190</text:p>
          </table:table-cell>
          <table:table-cell table:style-name="ce25" table:formula="of:=[.J16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17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17]/12" office:value-type="float" office:value="13.3658333333333" calcext:value-type="float">
            <text:p>13.36583</text:p>
          </table:table-cell>
          <table:table-cell table:style-name="ce16" table:formula="of:=[.E17]/12" office:value-type="float" office:value="10.8475" calcext:value-type="float">
            <text:p>10.84750</text:p>
          </table:table-cell>
          <table:table-cell table:style-name="ce16" table:formula="of:=[.F17]/360*PI()*2" office:value-type="float" office:value="4.18879020478639" calcext:value-type="float">
            <text:p>4.18879</text:p>
          </table:table-cell>
          <table:table-cell table:style-name="ce16" table:formula="of:=IF([.I17]&lt;PI()/2;[.I17]+PI();[.I17]-PI())" office:value-type="float" office:value="1.0471975511966" calcext:value-type="float">
            <text:p>1.04720</text:p>
          </table:table-cell>
          <table:table-cell table:style-name="ce16" table:formula="of:=[.J17]+PI()/2" office:value-type="float" office:value="2.61799387799149" calcext:value-type="float">
            <text:p>2.61799</text:p>
          </table:table-cell>
          <table:table-cell table:style-name="ce20" table:formula="of:=COS([.J17])" office:value-type="float" office:value="0.500000000000001" calcext:value-type="float">
            <text:p>0.50000000</text:p>
          </table:table-cell>
          <table:table-cell table:style-name="ce20" table:formula="of:=SIN([.J17])" office:value-type="float" office:value="0.866025403784438" calcext:value-type="float">
            <text:p>0.86602540</text:p>
          </table:table-cell>
          <table:table-cell table:style-name="ce20" table:formula="of:=COS([.K17])" office:value-type="float" office:value="-0.866025403784438" calcext:value-type="float">
            <text:p>-0.86602540</text:p>
          </table:table-cell>
          <table:table-cell table:style-name="ce20" table:formula="of:=SIN([.K17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17]+[.P17]*[.L17]+[.Q17]*[.N17]" office:value-type="float" office:value="11.8658333333333" calcext:value-type="float">
            <text:p>11.8658</text:p>
          </table:table-cell>
          <table:table-cell table:style-name="ce25" table:formula="of:=[.H17]+[.P17]*[.M17]+[.Q17]*[.O17]" office:value-type="float" office:value="8.24942378864669" calcext:value-type="float">
            <text:p>8.2494</text:p>
          </table:table-cell>
          <table:table-cell table:style-name="ce25" table:formula="of:=[.J17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17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18]/12" office:value-type="float" office:value="13.3658333333333" calcext:value-type="float">
            <text:p>13.36583</text:p>
          </table:table-cell>
          <table:table-cell table:style-name="ce16" table:formula="of:=[.E18]/12" office:value-type="float" office:value="10.8475" calcext:value-type="float">
            <text:p>10.84750</text:p>
          </table:table-cell>
          <table:table-cell table:style-name="ce16" table:formula="of:=[.F18]/360*PI()*2" office:value-type="float" office:value="4.18879020478639" calcext:value-type="float">
            <text:p>4.18879</text:p>
          </table:table-cell>
          <table:table-cell table:style-name="ce16" table:formula="of:=IF([.I18]&lt;PI()/2;[.I18]+PI();[.I18]-PI())" office:value-type="float" office:value="1.0471975511966" calcext:value-type="float">
            <text:p>1.04720</text:p>
          </table:table-cell>
          <table:table-cell table:style-name="ce16" table:formula="of:=[.J18]+PI()/2" office:value-type="float" office:value="2.61799387799149" calcext:value-type="float">
            <text:p>2.61799</text:p>
          </table:table-cell>
          <table:table-cell table:style-name="ce20" table:formula="of:=COS([.J18])" office:value-type="float" office:value="0.500000000000001" calcext:value-type="float">
            <text:p>0.50000000</text:p>
          </table:table-cell>
          <table:table-cell table:style-name="ce20" table:formula="of:=SIN([.J18])" office:value-type="float" office:value="0.866025403784438" calcext:value-type="float">
            <text:p>0.86602540</text:p>
          </table:table-cell>
          <table:table-cell table:style-name="ce20" table:formula="of:=COS([.K18])" office:value-type="float" office:value="-0.866025403784438" calcext:value-type="float">
            <text:p>-0.86602540</text:p>
          </table:table-cell>
          <table:table-cell table:style-name="ce20" table:formula="of:=SIN([.K18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18]+[.P18]*[.L18]+[.Q18]*[.N18]" office:value-type="float" office:value="11.3989013031262" calcext:value-type="float">
            <text:p>11.3989</text:p>
          </table:table-cell>
          <table:table-cell table:style-name="ce25" table:formula="of:=[.H18]+[.P18]*[.M18]+[.Q18]*[.O18]" office:value-type="float" office:value="8.51900712198002" calcext:value-type="float">
            <text:p>8.5190</text:p>
          </table:table-cell>
          <table:table-cell table:style-name="ce25" table:formula="of:=[.J18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17</text:p>
          </table:table-cell>
          <table:table-cell table:style-name="ce10" office:value-type="float" office:value="160.39" calcext:value-type="float">
            <text:p>160.3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19]/12" office:value-type="float" office:value="13.3658333333333" calcext:value-type="float">
            <text:p>13.36583</text:p>
          </table:table-cell>
          <table:table-cell table:style-name="ce16" table:formula="of:=[.E19]/12" office:value-type="float" office:value="10.8475" calcext:value-type="float">
            <text:p>10.84750</text:p>
          </table:table-cell>
          <table:table-cell table:style-name="ce16" table:formula="of:=[.F19]/360*PI()*2" office:value-type="float" office:value="4.18879020478639" calcext:value-type="float">
            <text:p>4.18879</text:p>
          </table:table-cell>
          <table:table-cell table:style-name="ce16" table:formula="of:=IF([.I19]&lt;PI()/2;[.I19]+PI();[.I19]-PI())" office:value-type="float" office:value="1.0471975511966" calcext:value-type="float">
            <text:p>1.04720</text:p>
          </table:table-cell>
          <table:table-cell table:style-name="ce16" table:formula="of:=[.J19]+PI()/2" office:value-type="float" office:value="2.61799387799149" calcext:value-type="float">
            <text:p>2.61799</text:p>
          </table:table-cell>
          <table:table-cell table:style-name="ce20" table:formula="of:=COS([.J19])" office:value-type="float" office:value="0.500000000000001" calcext:value-type="float">
            <text:p>0.50000000</text:p>
          </table:table-cell>
          <table:table-cell table:style-name="ce20" table:formula="of:=SIN([.J19])" office:value-type="float" office:value="0.866025403784438" calcext:value-type="float">
            <text:p>0.86602540</text:p>
          </table:table-cell>
          <table:table-cell table:style-name="ce20" table:formula="of:=COS([.K19])" office:value-type="float" office:value="-0.866025403784438" calcext:value-type="float">
            <text:p>-0.86602540</text:p>
          </table:table-cell>
          <table:table-cell table:style-name="ce20" table:formula="of:=SIN([.K19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19]+[.P19]*[.L19]+[.Q19]*[.N19]" office:value-type="float" office:value="12.3327653635404" calcext:value-type="float">
            <text:p>12.3328</text:p>
          </table:table-cell>
          <table:table-cell table:style-name="ce25" table:formula="of:=[.H19]+[.P19]*[.M19]+[.Q19]*[.O19]" office:value-type="float" office:value="7.97984045531335" calcext:value-type="float">
            <text:p>7.9798</text:p>
          </table:table-cell>
          <table:table-cell table:style-name="ce25" table:formula="of:=[.J19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Reef 18</text:p>
          </table:table-cell>
          <table:table-cell table:style-name="ce10" office:value-type="float" office:value="144" calcext:value-type="float">
            <text:p>144.00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20]/12" office:value-type="float" office:value="12" calcext:value-type="float">
            <text:p>12.00000</text:p>
          </table:table-cell>
          <table:table-cell table:style-name="ce16" table:formula="of:=[.E20]/12" office:value-type="float" office:value="13.2083333333333" calcext:value-type="float">
            <text:p>13.20833</text:p>
          </table:table-cell>
          <table:table-cell table:style-name="ce16" table:formula="of:=[.F20]/360*PI()*2" office:value-type="float" office:value="3.14159265358979" calcext:value-type="float">
            <text:p>3.14159</text:p>
          </table:table-cell>
          <table:table-cell table:style-name="ce16" table:formula="of:=IF([.I20]&lt;PI()/2;[.I20]+PI();[.I20]-PI())" office:value-type="float" office:value="0" calcext:value-type="float">
            <text:p>0.00000</text:p>
          </table:table-cell>
          <table:table-cell table:style-name="ce16" table:formula="of:=[.J20]+PI()/2" office:value-type="float" office:value="1.5707963267949" calcext:value-type="float">
            <text:p>1.57080</text:p>
          </table:table-cell>
          <table:table-cell table:style-name="ce20" table:formula="of:=COS([.J20])" office:value-type="float" office:value="1" calcext:value-type="float">
            <text:p>1.00000000</text:p>
          </table:table-cell>
          <table:table-cell table:style-name="ce20" table:formula="of:=SIN([.J20])" office:value-type="float" office:value="0" calcext:value-type="float">
            <text:p>0.00000000</text:p>
          </table:table-cell>
          <table:table-cell table:style-name="ce20" table:formula="of:=COS([.K20])" office:value-type="float" office:value="6.12323399573677E-017" calcext:value-type="float">
            <text:p>0.00000000</text:p>
          </table:table-cell>
          <table:table-cell table:style-name="ce20" table:formula="of:=SIN([.K20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0]+[.P20]*[.L20]+[.Q20]*[.N20]" office:value-type="float" office:value="9" calcext:value-type="float">
            <text:p>9.0000</text:p>
          </table:table-cell>
          <table:table-cell table:style-name="ce25" table:formula="of:=[.H20]+[.P20]*[.M20]+[.Q20]*[.O20]" office:value-type="float" office:value="13.2083333333333" calcext:value-type="float">
            <text:p>13.2083</text:p>
          </table:table-cell>
          <table:table-cell table:style-name="ce25" table:formula="of:=[.J20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Reef 18</text:p>
          </table:table-cell>
          <table:table-cell table:style-name="ce10" office:value-type="float" office:value="144" calcext:value-type="float">
            <text:p>144.00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21]/12" office:value-type="float" office:value="12" calcext:value-type="float">
            <text:p>12.00000</text:p>
          </table:table-cell>
          <table:table-cell table:style-name="ce16" table:formula="of:=[.E21]/12" office:value-type="float" office:value="13.2083333333333" calcext:value-type="float">
            <text:p>13.20833</text:p>
          </table:table-cell>
          <table:table-cell table:style-name="ce16" table:formula="of:=[.F21]/360*PI()*2" office:value-type="float" office:value="3.14159265358979" calcext:value-type="float">
            <text:p>3.14159</text:p>
          </table:table-cell>
          <table:table-cell table:style-name="ce16" table:formula="of:=IF([.I21]&lt;PI()/2;[.I21]+PI();[.I21]-PI())" office:value-type="float" office:value="0" calcext:value-type="float">
            <text:p>0.00000</text:p>
          </table:table-cell>
          <table:table-cell table:style-name="ce16" table:formula="of:=[.J21]+PI()/2" office:value-type="float" office:value="1.5707963267949" calcext:value-type="float">
            <text:p>1.57080</text:p>
          </table:table-cell>
          <table:table-cell table:style-name="ce20" table:formula="of:=COS([.J21])" office:value-type="float" office:value="1" calcext:value-type="float">
            <text:p>1.00000000</text:p>
          </table:table-cell>
          <table:table-cell table:style-name="ce20" table:formula="of:=SIN([.J21])" office:value-type="float" office:value="0" calcext:value-type="float">
            <text:p>0.00000000</text:p>
          </table:table-cell>
          <table:table-cell table:style-name="ce20" table:formula="of:=COS([.K21])" office:value-type="float" office:value="6.12323399573677E-017" calcext:value-type="float">
            <text:p>0.00000000</text:p>
          </table:table-cell>
          <table:table-cell table:style-name="ce20" table:formula="of:=SIN([.K21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1]+[.P21]*[.L21]+[.Q21]*[.N21]" office:value-type="float" office:value="9" calcext:value-type="float">
            <text:p>9.0000</text:p>
          </table:table-cell>
          <table:table-cell table:style-name="ce25" table:formula="of:=[.H21]+[.P21]*[.M21]+[.Q21]*[.O21]" office:value-type="float" office:value="13.7475" calcext:value-type="float">
            <text:p>13.7475</text:p>
          </table:table-cell>
          <table:table-cell table:style-name="ce25" table:formula="of:=[.J21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Reef 18</text:p>
          </table:table-cell>
          <table:table-cell table:style-name="ce10" office:value-type="float" office:value="144" calcext:value-type="float">
            <text:p>144.00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22]/12" office:value-type="float" office:value="12" calcext:value-type="float">
            <text:p>12.00000</text:p>
          </table:table-cell>
          <table:table-cell table:style-name="ce16" table:formula="of:=[.E22]/12" office:value-type="float" office:value="13.2083333333333" calcext:value-type="float">
            <text:p>13.20833</text:p>
          </table:table-cell>
          <table:table-cell table:style-name="ce16" table:formula="of:=[.F22]/360*PI()*2" office:value-type="float" office:value="3.14159265358979" calcext:value-type="float">
            <text:p>3.14159</text:p>
          </table:table-cell>
          <table:table-cell table:style-name="ce16" table:formula="of:=IF([.I22]&lt;PI()/2;[.I22]+PI();[.I22]-PI())" office:value-type="float" office:value="0" calcext:value-type="float">
            <text:p>0.00000</text:p>
          </table:table-cell>
          <table:table-cell table:style-name="ce16" table:formula="of:=[.J22]+PI()/2" office:value-type="float" office:value="1.5707963267949" calcext:value-type="float">
            <text:p>1.57080</text:p>
          </table:table-cell>
          <table:table-cell table:style-name="ce20" table:formula="of:=COS([.J22])" office:value-type="float" office:value="1" calcext:value-type="float">
            <text:p>1.00000000</text:p>
          </table:table-cell>
          <table:table-cell table:style-name="ce20" table:formula="of:=SIN([.J22])" office:value-type="float" office:value="0" calcext:value-type="float">
            <text:p>0.00000000</text:p>
          </table:table-cell>
          <table:table-cell table:style-name="ce20" table:formula="of:=COS([.K22])" office:value-type="float" office:value="6.12323399573677E-017" calcext:value-type="float">
            <text:p>0.00000000</text:p>
          </table:table-cell>
          <table:table-cell table:style-name="ce20" table:formula="of:=SIN([.K22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2]+[.P22]*[.L22]+[.Q22]*[.N22]" office:value-type="float" office:value="9" calcext:value-type="float">
            <text:p>9.0000</text:p>
          </table:table-cell>
          <table:table-cell table:style-name="ce25" table:formula="of:=[.H22]+[.P22]*[.M22]+[.Q22]*[.O22]" office:value-type="float" office:value="12.6691666666666" calcext:value-type="float">
            <text:p>12.6692</text:p>
          </table:table-cell>
          <table:table-cell table:style-name="ce25" table:formula="of:=[.J22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3]/12" office:value-type="float" office:value="2.7925" calcext:value-type="float">
            <text:p>2.79250</text:p>
          </table:table-cell>
          <table:table-cell table:style-name="ce16" table:formula="of:=[.E23]/12" office:value-type="float" office:value="2.15" calcext:value-type="float">
            <text:p>2.15000</text:p>
          </table:table-cell>
          <table:table-cell table:style-name="ce16" table:formula="of:=[.F23]/360*PI()*2" office:value-type="float" office:value="0.942477796076938" calcext:value-type="float">
            <text:p>0.94248</text:p>
          </table:table-cell>
          <table:table-cell table:style-name="ce16" table:formula="of:=IF([.I23]&lt;PI()/2;[.I23]+PI();[.I23]-PI())" office:value-type="float" office:value="4.08407044966673" calcext:value-type="float">
            <text:p>4.08407</text:p>
          </table:table-cell>
          <table:table-cell table:style-name="ce16" table:formula="of:=[.J23]+PI()/2" office:value-type="float" office:value="5.65486677646163" calcext:value-type="float">
            <text:p>5.65487</text:p>
          </table:table-cell>
          <table:table-cell table:style-name="ce20" table:formula="of:=COS([.J23])" office:value-type="float" office:value="-0.587785252292473" calcext:value-type="float">
            <text:p>-0.58778525</text:p>
          </table:table-cell>
          <table:table-cell table:style-name="ce20" table:formula="of:=SIN([.J23])" office:value-type="float" office:value="-0.809016994374947" calcext:value-type="float">
            <text:p>-0.80901699</text:p>
          </table:table-cell>
          <table:table-cell table:style-name="ce20" table:formula="of:=COS([.K23])" office:value-type="float" office:value="0.809016994374947" calcext:value-type="float">
            <text:p>0.80901699</text:p>
          </table:table-cell>
          <table:table-cell table:style-name="ce20" table:formula="of:=SIN([.K23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3]+[.P23]*[.L23]+[.Q23]*[.N23]" office:value-type="float" office:value="4.55585575687742" calcext:value-type="float">
            <text:p>4.5559</text:p>
          </table:table-cell>
          <table:table-cell table:style-name="ce25" table:formula="of:=[.H23]+[.P23]*[.M23]+[.Q23]*[.O23]" office:value-type="float" office:value="4.57705098312484" calcext:value-type="float">
            <text:p>4.5771</text:p>
          </table:table-cell>
          <table:table-cell table:style-name="ce25" table:formula="of:=[.J23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4]/12" office:value-type="float" office:value="2.7925" calcext:value-type="float">
            <text:p>2.79250</text:p>
          </table:table-cell>
          <table:table-cell table:style-name="ce16" table:formula="of:=[.E24]/12" office:value-type="float" office:value="2.15" calcext:value-type="float">
            <text:p>2.15000</text:p>
          </table:table-cell>
          <table:table-cell table:style-name="ce16" table:formula="of:=[.F24]/360*PI()*2" office:value-type="float" office:value="0.942477796076938" calcext:value-type="float">
            <text:p>0.94248</text:p>
          </table:table-cell>
          <table:table-cell table:style-name="ce16" table:formula="of:=IF([.I24]&lt;PI()/2;[.I24]+PI();[.I24]-PI())" office:value-type="float" office:value="4.08407044966673" calcext:value-type="float">
            <text:p>4.08407</text:p>
          </table:table-cell>
          <table:table-cell table:style-name="ce16" table:formula="of:=[.J24]+PI()/2" office:value-type="float" office:value="5.65486677646163" calcext:value-type="float">
            <text:p>5.65487</text:p>
          </table:table-cell>
          <table:table-cell table:style-name="ce20" table:formula="of:=COS([.J24])" office:value-type="float" office:value="-0.587785252292473" calcext:value-type="float">
            <text:p>-0.58778525</text:p>
          </table:table-cell>
          <table:table-cell table:style-name="ce20" table:formula="of:=SIN([.J24])" office:value-type="float" office:value="-0.809016994374947" calcext:value-type="float">
            <text:p>-0.80901699</text:p>
          </table:table-cell>
          <table:table-cell table:style-name="ce20" table:formula="of:=COS([.K24])" office:value-type="float" office:value="0.809016994374947" calcext:value-type="float">
            <text:p>0.80901699</text:p>
          </table:table-cell>
          <table:table-cell table:style-name="ce20" table:formula="of:=SIN([.K24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4]+[.P24]*[.L24]+[.Q24]*[.N24]" office:value-type="float" office:value="4.99205075301125" calcext:value-type="float">
            <text:p>4.9921</text:p>
          </table:table-cell>
          <table:table-cell table:style-name="ce25" table:formula="of:=[.H24]+[.P24]*[.M24]+[.Q24]*[.O24]" office:value-type="float" office:value="4.26013676793048" calcext:value-type="float">
            <text:p>4.2601</text:p>
          </table:table-cell>
          <table:table-cell table:style-name="ce25" table:formula="of:=[.J24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5]/12" office:value-type="float" office:value="2.7925" calcext:value-type="float">
            <text:p>2.79250</text:p>
          </table:table-cell>
          <table:table-cell table:style-name="ce16" table:formula="of:=[.E25]/12" office:value-type="float" office:value="2.15" calcext:value-type="float">
            <text:p>2.15000</text:p>
          </table:table-cell>
          <table:table-cell table:style-name="ce16" table:formula="of:=[.F25]/360*PI()*2" office:value-type="float" office:value="0.942477796076938" calcext:value-type="float">
            <text:p>0.94248</text:p>
          </table:table-cell>
          <table:table-cell table:style-name="ce16" table:formula="of:=IF([.I25]&lt;PI()/2;[.I25]+PI();[.I25]-PI())" office:value-type="float" office:value="4.08407044966673" calcext:value-type="float">
            <text:p>4.08407</text:p>
          </table:table-cell>
          <table:table-cell table:style-name="ce16" table:formula="of:=[.J25]+PI()/2" office:value-type="float" office:value="5.65486677646163" calcext:value-type="float">
            <text:p>5.65487</text:p>
          </table:table-cell>
          <table:table-cell table:style-name="ce20" table:formula="of:=COS([.J25])" office:value-type="float" office:value="-0.587785252292473" calcext:value-type="float">
            <text:p>-0.58778525</text:p>
          </table:table-cell>
          <table:table-cell table:style-name="ce20" table:formula="of:=SIN([.J25])" office:value-type="float" office:value="-0.809016994374947" calcext:value-type="float">
            <text:p>-0.80901699</text:p>
          </table:table-cell>
          <table:table-cell table:style-name="ce20" table:formula="of:=COS([.K25])" office:value-type="float" office:value="0.809016994374947" calcext:value-type="float">
            <text:p>0.80901699</text:p>
          </table:table-cell>
          <table:table-cell table:style-name="ce20" table:formula="of:=SIN([.K25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5]+[.P25]*[.L25]+[.Q25]*[.N25]" office:value-type="float" office:value="4.11966076074359" calcext:value-type="float">
            <text:p>4.1197</text:p>
          </table:table-cell>
          <table:table-cell table:style-name="ce25" table:formula="of:=[.H25]+[.P25]*[.M25]+[.Q25]*[.O25]" office:value-type="float" office:value="4.8939651983192" calcext:value-type="float">
            <text:p>4.8940</text:p>
          </table:table-cell>
          <table:table-cell table:style-name="ce25" table:formula="of:=[.J25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6]/12" office:value-type="float" office:value="2.7925" calcext:value-type="float">
            <text:p>2.79250</text:p>
          </table:table-cell>
          <table:table-cell table:style-name="ce16" table:formula="of:=[.E26]/12" office:value-type="float" office:value="24.2666666666667" calcext:value-type="float">
            <text:p>24.26667</text:p>
          </table:table-cell>
          <table:table-cell table:style-name="ce16" table:formula="of:=[.F26]/360*PI()*2" office:value-type="float" office:value="5.34070751110265" calcext:value-type="float">
            <text:p>5.34071</text:p>
          </table:table-cell>
          <table:table-cell table:style-name="ce16" table:formula="of:=IF([.I26]&lt;PI()/2;[.I26]+PI();[.I26]-PI())" office:value-type="float" office:value="2.19911485751286" calcext:value-type="float">
            <text:p>2.19911</text:p>
          </table:table-cell>
          <table:table-cell table:style-name="ce16" table:formula="of:=[.J26]+PI()/2" office:value-type="float" office:value="3.76991118430775" calcext:value-type="float">
            <text:p>3.76991</text:p>
          </table:table-cell>
          <table:table-cell table:style-name="ce20" table:formula="of:=COS([.J26])" office:value-type="float" office:value="-0.587785252292475" calcext:value-type="float">
            <text:p>-0.58778525</text:p>
          </table:table-cell>
          <table:table-cell table:style-name="ce20" table:formula="of:=SIN([.J26])" office:value-type="float" office:value="0.809016994374947" calcext:value-type="float">
            <text:p>0.80901699</text:p>
          </table:table-cell>
          <table:table-cell table:style-name="ce20" table:formula="of:=COS([.K26])" office:value-type="float" office:value="-0.809016994374947" calcext:value-type="float">
            <text:p>-0.80901699</text:p>
          </table:table-cell>
          <table:table-cell table:style-name="ce20" table:formula="of:=SIN([.K26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6]+[.P26]*[.L26]+[.Q26]*[.N26]" office:value-type="float" office:value="4.55585575687742" calcext:value-type="float">
            <text:p>4.5559</text:p>
          </table:table-cell>
          <table:table-cell table:style-name="ce25" table:formula="of:=[.H26]+[.P26]*[.M26]+[.Q26]*[.O26]" office:value-type="float" office:value="21.8396156835419" calcext:value-type="float">
            <text:p>21.8396</text:p>
          </table:table-cell>
          <table:table-cell table:style-name="ce25" table:formula="of:=[.J26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7]/12" office:value-type="float" office:value="2.7925" calcext:value-type="float">
            <text:p>2.79250</text:p>
          </table:table-cell>
          <table:table-cell table:style-name="ce16" table:formula="of:=[.E27]/12" office:value-type="float" office:value="24.2666666666667" calcext:value-type="float">
            <text:p>24.26667</text:p>
          </table:table-cell>
          <table:table-cell table:style-name="ce16" table:formula="of:=[.F27]/360*PI()*2" office:value-type="float" office:value="5.34070751110265" calcext:value-type="float">
            <text:p>5.34071</text:p>
          </table:table-cell>
          <table:table-cell table:style-name="ce16" table:formula="of:=IF([.I27]&lt;PI()/2;[.I27]+PI();[.I27]-PI())" office:value-type="float" office:value="2.19911485751286" calcext:value-type="float">
            <text:p>2.19911</text:p>
          </table:table-cell>
          <table:table-cell table:style-name="ce16" table:formula="of:=[.J27]+PI()/2" office:value-type="float" office:value="3.76991118430775" calcext:value-type="float">
            <text:p>3.76991</text:p>
          </table:table-cell>
          <table:table-cell table:style-name="ce20" table:formula="of:=COS([.J27])" office:value-type="float" office:value="-0.587785252292475" calcext:value-type="float">
            <text:p>-0.58778525</text:p>
          </table:table-cell>
          <table:table-cell table:style-name="ce20" table:formula="of:=SIN([.J27])" office:value-type="float" office:value="0.809016994374947" calcext:value-type="float">
            <text:p>0.80901699</text:p>
          </table:table-cell>
          <table:table-cell table:style-name="ce20" table:formula="of:=COS([.K27])" office:value-type="float" office:value="-0.809016994374947" calcext:value-type="float">
            <text:p>-0.80901699</text:p>
          </table:table-cell>
          <table:table-cell table:style-name="ce20" table:formula="of:=SIN([.K27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7]+[.P27]*[.L27]+[.Q27]*[.N27]" office:value-type="float" office:value="4.1196607607436" calcext:value-type="float">
            <text:p>4.1197</text:p>
          </table:table-cell>
          <table:table-cell table:style-name="ce25" table:formula="of:=[.H27]+[.P27]*[.M27]+[.Q27]*[.O27]" office:value-type="float" office:value="21.5227014683475" calcext:value-type="float">
            <text:p>21.5227</text:p>
          </table:table-cell>
          <table:table-cell table:style-name="ce25" table:formula="of:=[.J27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8]/12" office:value-type="float" office:value="2.7925" calcext:value-type="float">
            <text:p>2.79250</text:p>
          </table:table-cell>
          <table:table-cell table:style-name="ce16" table:formula="of:=[.E28]/12" office:value-type="float" office:value="24.2666666666667" calcext:value-type="float">
            <text:p>24.26667</text:p>
          </table:table-cell>
          <table:table-cell table:style-name="ce16" table:formula="of:=[.F28]/360*PI()*2" office:value-type="float" office:value="5.34070751110265" calcext:value-type="float">
            <text:p>5.34071</text:p>
          </table:table-cell>
          <table:table-cell table:style-name="ce16" table:formula="of:=IF([.I28]&lt;PI()/2;[.I28]+PI();[.I28]-PI())" office:value-type="float" office:value="2.19911485751286" calcext:value-type="float">
            <text:p>2.19911</text:p>
          </table:table-cell>
          <table:table-cell table:style-name="ce16" table:formula="of:=[.J28]+PI()/2" office:value-type="float" office:value="3.76991118430775" calcext:value-type="float">
            <text:p>3.76991</text:p>
          </table:table-cell>
          <table:table-cell table:style-name="ce20" table:formula="of:=COS([.J28])" office:value-type="float" office:value="-0.587785252292475" calcext:value-type="float">
            <text:p>-0.58778525</text:p>
          </table:table-cell>
          <table:table-cell table:style-name="ce20" table:formula="of:=SIN([.J28])" office:value-type="float" office:value="0.809016994374947" calcext:value-type="float">
            <text:p>0.80901699</text:p>
          </table:table-cell>
          <table:table-cell table:style-name="ce20" table:formula="of:=COS([.K28])" office:value-type="float" office:value="-0.809016994374947" calcext:value-type="float">
            <text:p>-0.80901699</text:p>
          </table:table-cell>
          <table:table-cell table:style-name="ce20" table:formula="of:=SIN([.K28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8]+[.P28]*[.L28]+[.Q28]*[.N28]" office:value-type="float" office:value="4.99205075301125" calcext:value-type="float">
            <text:p>4.9921</text:p>
          </table:table-cell>
          <table:table-cell table:style-name="ce25" table:formula="of:=[.H28]+[.P28]*[.M28]+[.Q28]*[.O28]" office:value-type="float" office:value="22.1565298987362" calcext:value-type="float">
            <text:p>22.1565</text:p>
          </table:table-cell>
          <table:table-cell table:style-name="ce25" table:formula="of:=[.J28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7" table:number-columns-repeated="19"/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9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20" calcext:value-type="float">
            <text:p>120.000</text:p>
          </table:table-cell>
          <table:table-cell table:style-name="ce16" table:formula="of:=[.D30]/12" office:value-type="float" office:value="41.4808333333333" calcext:value-type="float">
            <text:p>41.48083</text:p>
          </table:table-cell>
          <table:table-cell table:style-name="ce16" table:formula="of:=[.E30]/12" office:value-type="float" office:value="15.5691666666667" calcext:value-type="float">
            <text:p>15.56917</text:p>
          </table:table-cell>
          <table:table-cell table:style-name="ce16" table:formula="of:=[.F30]/360*PI()*2" office:value-type="float" office:value="2.0943951023932" calcext:value-type="float">
            <text:p>2.09440</text:p>
          </table:table-cell>
          <table:table-cell table:style-name="ce16" table:formula="of:=IF([.I30]&lt;PI()/2;[.I30]+PI();[.I30]-PI())" office:value-type="float" office:value="-1.04719755119659" calcext:value-type="float">
            <text:p>-1.04720</text:p>
          </table:table-cell>
          <table:table-cell table:style-name="ce16" table:formula="of:=[.J30]+PI()/2" office:value-type="float" office:value="0.523598775598304" calcext:value-type="float">
            <text:p>0.52360</text:p>
          </table:table-cell>
          <table:table-cell table:style-name="ce20" table:formula="of:=COS([.J30])" office:value-type="float" office:value="0.500000000000004" calcext:value-type="float">
            <text:p>0.50000000</text:p>
          </table:table-cell>
          <table:table-cell table:style-name="ce20" table:formula="of:=SIN([.J30])" office:value-type="float" office:value="-0.866025403784436" calcext:value-type="float">
            <text:p>-0.86602540</text:p>
          </table:table-cell>
          <table:table-cell table:style-name="ce20" table:formula="of:=COS([.K30])" office:value-type="float" office:value="0.866025403784436" calcext:value-type="float">
            <text:p>0.86602540</text:p>
          </table:table-cell>
          <table:table-cell table:style-name="ce20" table:formula="of:=SIN([.K30])" office:value-type="float" office:value="0.500000000000004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30]+[.P30]*[.L30]+[.Q30]*[.N30]" office:value-type="float" office:value="39.9808333333333" calcext:value-type="float">
            <text:p>39.9808</text:p>
          </table:table-cell>
          <table:table-cell table:style-name="ce25" table:formula="of:=[.H30]+[.P30]*[.M30]+[.Q30]*[.O30]" office:value-type="float" office:value="18.16724287802" calcext:value-type="float">
            <text:p>18.1672</text:p>
          </table:table-cell>
          <table:table-cell table:style-name="ce25" table:formula="of:=[.J30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9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20" calcext:value-type="float">
            <text:p>120.000</text:p>
          </table:table-cell>
          <table:table-cell table:style-name="ce16" table:formula="of:=[.D31]/12" office:value-type="float" office:value="41.4808333333333" calcext:value-type="float">
            <text:p>41.48083</text:p>
          </table:table-cell>
          <table:table-cell table:style-name="ce16" table:formula="of:=[.E31]/12" office:value-type="float" office:value="15.5691666666667" calcext:value-type="float">
            <text:p>15.56917</text:p>
          </table:table-cell>
          <table:table-cell table:style-name="ce16" table:formula="of:=[.F31]/360*PI()*2" office:value-type="float" office:value="2.0943951023932" calcext:value-type="float">
            <text:p>2.09440</text:p>
          </table:table-cell>
          <table:table-cell table:style-name="ce16" table:formula="of:=IF([.I31]&lt;PI()/2;[.I31]+PI();[.I31]-PI())" office:value-type="float" office:value="-1.04719755119659" calcext:value-type="float">
            <text:p>-1.04720</text:p>
          </table:table-cell>
          <table:table-cell table:style-name="ce16" table:formula="of:=[.J31]+PI()/2" office:value-type="float" office:value="0.523598775598304" calcext:value-type="float">
            <text:p>0.52360</text:p>
          </table:table-cell>
          <table:table-cell table:style-name="ce20" table:formula="of:=COS([.J31])" office:value-type="float" office:value="0.500000000000004" calcext:value-type="float">
            <text:p>0.50000000</text:p>
          </table:table-cell>
          <table:table-cell table:style-name="ce20" table:formula="of:=SIN([.J31])" office:value-type="float" office:value="-0.866025403784436" calcext:value-type="float">
            <text:p>-0.86602540</text:p>
          </table:table-cell>
          <table:table-cell table:style-name="ce20" table:formula="of:=COS([.K31])" office:value-type="float" office:value="0.866025403784436" calcext:value-type="float">
            <text:p>0.86602540</text:p>
          </table:table-cell>
          <table:table-cell table:style-name="ce20" table:formula="of:=SIN([.K31])" office:value-type="float" office:value="0.500000000000004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31]+[.P31]*[.L31]+[.Q31]*[.N31]" office:value-type="float" office:value="40.4477653635404" calcext:value-type="float">
            <text:p>40.4478</text:p>
          </table:table-cell>
          <table:table-cell table:style-name="ce25" table:formula="of:=[.H31]+[.P31]*[.M31]+[.Q31]*[.O31]" office:value-type="float" office:value="18.4368262113533" calcext:value-type="float">
            <text:p>18.4368</text:p>
          </table:table-cell>
          <table:table-cell table:style-name="ce25" table:formula="of:=[.J31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9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120" calcext:value-type="float">
            <text:p>120.000</text:p>
          </table:table-cell>
          <table:table-cell table:style-name="ce16" table:formula="of:=[.D32]/12" office:value-type="float" office:value="41.4808333333333" calcext:value-type="float">
            <text:p>41.48083</text:p>
          </table:table-cell>
          <table:table-cell table:style-name="ce16" table:formula="of:=[.E32]/12" office:value-type="float" office:value="15.5691666666667" calcext:value-type="float">
            <text:p>15.56917</text:p>
          </table:table-cell>
          <table:table-cell table:style-name="ce16" table:formula="of:=[.F32]/360*PI()*2" office:value-type="float" office:value="2.0943951023932" calcext:value-type="float">
            <text:p>2.09440</text:p>
          </table:table-cell>
          <table:table-cell table:style-name="ce16" table:formula="of:=IF([.I32]&lt;PI()/2;[.I32]+PI();[.I32]-PI())" office:value-type="float" office:value="-1.04719755119659" calcext:value-type="float">
            <text:p>-1.04720</text:p>
          </table:table-cell>
          <table:table-cell table:style-name="ce16" table:formula="of:=[.J32]+PI()/2" office:value-type="float" office:value="0.523598775598304" calcext:value-type="float">
            <text:p>0.52360</text:p>
          </table:table-cell>
          <table:table-cell table:style-name="ce20" table:formula="of:=COS([.J32])" office:value-type="float" office:value="0.500000000000004" calcext:value-type="float">
            <text:p>0.50000000</text:p>
          </table:table-cell>
          <table:table-cell table:style-name="ce20" table:formula="of:=SIN([.J32])" office:value-type="float" office:value="-0.866025403784436" calcext:value-type="float">
            <text:p>-0.86602540</text:p>
          </table:table-cell>
          <table:table-cell table:style-name="ce20" table:formula="of:=COS([.K32])" office:value-type="float" office:value="0.866025403784436" calcext:value-type="float">
            <text:p>0.86602540</text:p>
          </table:table-cell>
          <table:table-cell table:style-name="ce20" table:formula="of:=SIN([.K32])" office:value-type="float" office:value="0.500000000000004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32]+[.P32]*[.L32]+[.Q32]*[.N32]" office:value-type="float" office:value="39.5139013031262" calcext:value-type="float">
            <text:p>39.5139</text:p>
          </table:table-cell>
          <table:table-cell table:style-name="ce25" table:formula="of:=[.H32]+[.P32]*[.M32]+[.Q32]*[.O32]" office:value-type="float" office:value="17.8976595446867" calcext:value-type="float">
            <text:p>17.8977</text:p>
          </table:table-cell>
          <table:table-cell table:style-name="ce25" table:formula="of:=[.J32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8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33]/12" office:value-type="float" office:value="44.2075" calcext:value-type="float">
            <text:p>44.20750</text:p>
          </table:table-cell>
          <table:table-cell table:style-name="ce16" table:formula="of:=[.E33]/12" office:value-type="float" office:value="15.5691666666667" calcext:value-type="float">
            <text:p>15.56917</text:p>
          </table:table-cell>
          <table:table-cell table:style-name="ce16" table:formula="of:=[.F33]/360*PI()*2" office:value-type="float" office:value="1.0471975511966" calcext:value-type="float">
            <text:p>1.04720</text:p>
          </table:table-cell>
          <table:table-cell table:style-name="ce16" table:formula="of:=IF([.I33]&lt;PI()/2;[.I33]+PI();[.I33]-PI())" office:value-type="float" office:value="4.18879020478639" calcext:value-type="float">
            <text:p>4.18879</text:p>
          </table:table-cell>
          <table:table-cell table:style-name="ce16" table:formula="of:=[.J33]+PI()/2" office:value-type="float" office:value="5.75958653158129" calcext:value-type="float">
            <text:p>5.75959</text:p>
          </table:table-cell>
          <table:table-cell table:style-name="ce20" table:formula="of:=COS([.J33])" office:value-type="float" office:value="-0.499999999999998" calcext:value-type="float">
            <text:p>-0.50000000</text:p>
          </table:table-cell>
          <table:table-cell table:style-name="ce20" table:formula="of:=SIN([.J33])" office:value-type="float" office:value="-0.86602540378444" calcext:value-type="float">
            <text:p>-0.86602540</text:p>
          </table:table-cell>
          <table:table-cell table:style-name="ce20" table:formula="of:=COS([.K33])" office:value-type="float" office:value="0.86602540378444" calcext:value-type="float">
            <text:p>0.86602540</text:p>
          </table:table-cell>
          <table:table-cell table:style-name="ce20" table:formula="of:=SIN([.K33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33]+[.P33]*[.L33]+[.Q33]*[.N33]" office:value-type="float" office:value="45.7075" calcext:value-type="float">
            <text:p>45.7075</text:p>
          </table:table-cell>
          <table:table-cell table:style-name="ce25" table:formula="of:=[.H33]+[.P33]*[.M33]+[.Q33]*[.O33]" office:value-type="float" office:value="18.16724287802" calcext:value-type="float">
            <text:p>18.1672</text:p>
          </table:table-cell>
          <table:table-cell table:style-name="ce25" table:formula="of:=[.J33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8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34]/12" office:value-type="float" office:value="44.2075" calcext:value-type="float">
            <text:p>44.20750</text:p>
          </table:table-cell>
          <table:table-cell table:style-name="ce16" table:formula="of:=[.E34]/12" office:value-type="float" office:value="15.5691666666667" calcext:value-type="float">
            <text:p>15.56917</text:p>
          </table:table-cell>
          <table:table-cell table:style-name="ce16" table:formula="of:=[.F34]/360*PI()*2" office:value-type="float" office:value="1.0471975511966" calcext:value-type="float">
            <text:p>1.04720</text:p>
          </table:table-cell>
          <table:table-cell table:style-name="ce16" table:formula="of:=IF([.I34]&lt;PI()/2;[.I34]+PI();[.I34]-PI())" office:value-type="float" office:value="4.18879020478639" calcext:value-type="float">
            <text:p>4.18879</text:p>
          </table:table-cell>
          <table:table-cell table:style-name="ce16" table:formula="of:=[.J34]+PI()/2" office:value-type="float" office:value="5.75958653158129" calcext:value-type="float">
            <text:p>5.75959</text:p>
          </table:table-cell>
          <table:table-cell table:style-name="ce20" table:formula="of:=COS([.J34])" office:value-type="float" office:value="-0.499999999999998" calcext:value-type="float">
            <text:p>-0.50000000</text:p>
          </table:table-cell>
          <table:table-cell table:style-name="ce20" table:formula="of:=SIN([.J34])" office:value-type="float" office:value="-0.86602540378444" calcext:value-type="float">
            <text:p>-0.86602540</text:p>
          </table:table-cell>
          <table:table-cell table:style-name="ce20" table:formula="of:=COS([.K34])" office:value-type="float" office:value="0.86602540378444" calcext:value-type="float">
            <text:p>0.86602540</text:p>
          </table:table-cell>
          <table:table-cell table:style-name="ce20" table:formula="of:=SIN([.K34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34]+[.P34]*[.L34]+[.Q34]*[.N34]" office:value-type="float" office:value="46.1744320302071" calcext:value-type="float">
            <text:p>46.1744</text:p>
          </table:table-cell>
          <table:table-cell table:style-name="ce25" table:formula="of:=[.H34]+[.P34]*[.M34]+[.Q34]*[.O34]" office:value-type="float" office:value="17.8976595446867" calcext:value-type="float">
            <text:p>17.8977</text:p>
          </table:table-cell>
          <table:table-cell table:style-name="ce25" table:formula="of:=[.J34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8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86.83" calcext:value-type="float">
            <text:p>186.830</text:p>
          </table:table-cell>
          <table:table-cell table:style-name="ce10" office:value-type="float" office:value="60" calcext:value-type="float">
            <text:p>60.000</text:p>
          </table:table-cell>
          <table:table-cell table:style-name="ce16" table:formula="of:=[.D35]/12" office:value-type="float" office:value="44.2075" calcext:value-type="float">
            <text:p>44.20750</text:p>
          </table:table-cell>
          <table:table-cell table:style-name="ce16" table:formula="of:=[.E35]/12" office:value-type="float" office:value="15.5691666666667" calcext:value-type="float">
            <text:p>15.56917</text:p>
          </table:table-cell>
          <table:table-cell table:style-name="ce16" table:formula="of:=[.F35]/360*PI()*2" office:value-type="float" office:value="1.0471975511966" calcext:value-type="float">
            <text:p>1.04720</text:p>
          </table:table-cell>
          <table:table-cell table:style-name="ce16" table:formula="of:=IF([.I35]&lt;PI()/2;[.I35]+PI();[.I35]-PI())" office:value-type="float" office:value="4.18879020478639" calcext:value-type="float">
            <text:p>4.18879</text:p>
          </table:table-cell>
          <table:table-cell table:style-name="ce16" table:formula="of:=[.J35]+PI()/2" office:value-type="float" office:value="5.75958653158129" calcext:value-type="float">
            <text:p>5.75959</text:p>
          </table:table-cell>
          <table:table-cell table:style-name="ce20" table:formula="of:=COS([.J35])" office:value-type="float" office:value="-0.499999999999998" calcext:value-type="float">
            <text:p>-0.50000000</text:p>
          </table:table-cell>
          <table:table-cell table:style-name="ce20" table:formula="of:=SIN([.J35])" office:value-type="float" office:value="-0.86602540378444" calcext:value-type="float">
            <text:p>-0.86602540</text:p>
          </table:table-cell>
          <table:table-cell table:style-name="ce20" table:formula="of:=COS([.K35])" office:value-type="float" office:value="0.86602540378444" calcext:value-type="float">
            <text:p>0.86602540</text:p>
          </table:table-cell>
          <table:table-cell table:style-name="ce20" table:formula="of:=SIN([.K35])" office:value-type="float" office:value="-0.499999999999998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35]+[.P35]*[.L35]+[.Q35]*[.N35]" office:value-type="float" office:value="45.2405679697929" calcext:value-type="float">
            <text:p>45.2406</text:p>
          </table:table-cell>
          <table:table-cell table:style-name="ce25" table:formula="of:=[.H35]+[.P35]*[.M35]+[.Q35]*[.O35]" office:value-type="float" office:value="18.4368262113534" calcext:value-type="float">
            <text:p>18.4368</text:p>
          </table:table-cell>
          <table:table-cell table:style-name="ce25" table:formula="of:=[.J35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7</text:p>
          </table:table-cell>
          <table:table-cell table:style-name="ce10" office:value-type="float" office:value="546.87" calcext:value-type="float">
            <text:p>546.87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36]/12" office:value-type="float" office:value="45.5725" calcext:value-type="float">
            <text:p>45.57250</text:p>
          </table:table-cell>
          <table:table-cell table:style-name="ce16" table:formula="of:=[.E36]/12" office:value-type="float" office:value="13.2083333333333" calcext:value-type="float">
            <text:p>13.20833</text:p>
          </table:table-cell>
          <table:table-cell table:style-name="ce16" table:formula="of:=[.F36]/360*PI()*2" office:value-type="float" office:value="0" calcext:value-type="float">
            <text:p>0.00000</text:p>
          </table:table-cell>
          <table:table-cell table:style-name="ce16" table:formula="of:=IF([.I36]&lt;PI()/2;[.I36]+PI();[.I36]-PI())" office:value-type="float" office:value="3.14159265358979" calcext:value-type="float">
            <text:p>3.14159</text:p>
          </table:table-cell>
          <table:table-cell table:style-name="ce16" table:formula="of:=[.J36]+PI()/2" office:value-type="float" office:value="4.71238898038469" calcext:value-type="float">
            <text:p>4.71239</text:p>
          </table:table-cell>
          <table:table-cell table:style-name="ce20" table:formula="of:=COS([.J36])" office:value-type="float" office:value="-1" calcext:value-type="float">
            <text:p>-1.00000000</text:p>
          </table:table-cell>
          <table:table-cell table:style-name="ce20" table:formula="of:=SIN([.J36])" office:value-type="float" office:value="1.22464679914735E-016" calcext:value-type="float">
            <text:p>0.00000000</text:p>
          </table:table-cell>
          <table:table-cell table:style-name="ce20" table:formula="of:=COS([.K36])" office:value-type="float" office:value="-1.83697019872103E-016" calcext:value-type="float">
            <text:p>0.00000000</text:p>
          </table:table-cell>
          <table:table-cell table:style-name="ce20" table:formula="of:=SIN([.K36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36]+[.P36]*[.L36]+[.Q36]*[.N36]" office:value-type="float" office:value="48.5725" calcext:value-type="float">
            <text:p>48.5725</text:p>
          </table:table-cell>
          <table:table-cell table:style-name="ce25" table:formula="of:=[.H36]+[.P36]*[.M36]+[.Q36]*[.O36]" office:value-type="float" office:value="13.2083333333333" calcext:value-type="float">
            <text:p>13.2083</text:p>
          </table:table-cell>
          <table:table-cell table:style-name="ce25" table:formula="of:=[.J36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7</text:p>
          </table:table-cell>
          <table:table-cell table:style-name="ce10" office:value-type="float" office:value="546.87" calcext:value-type="float">
            <text:p>546.87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37]/12" office:value-type="float" office:value="45.5725" calcext:value-type="float">
            <text:p>45.57250</text:p>
          </table:table-cell>
          <table:table-cell table:style-name="ce16" table:formula="of:=[.E37]/12" office:value-type="float" office:value="13.2083333333333" calcext:value-type="float">
            <text:p>13.20833</text:p>
          </table:table-cell>
          <table:table-cell table:style-name="ce16" table:formula="of:=[.F37]/360*PI()*2" office:value-type="float" office:value="0" calcext:value-type="float">
            <text:p>0.00000</text:p>
          </table:table-cell>
          <table:table-cell table:style-name="ce16" table:formula="of:=IF([.I37]&lt;PI()/2;[.I37]+PI();[.I37]-PI())" office:value-type="float" office:value="3.14159265358979" calcext:value-type="float">
            <text:p>3.14159</text:p>
          </table:table-cell>
          <table:table-cell table:style-name="ce16" table:formula="of:=[.J37]+PI()/2" office:value-type="float" office:value="4.71238898038469" calcext:value-type="float">
            <text:p>4.71239</text:p>
          </table:table-cell>
          <table:table-cell table:style-name="ce20" table:formula="of:=COS([.J37])" office:value-type="float" office:value="-1" calcext:value-type="float">
            <text:p>-1.00000000</text:p>
          </table:table-cell>
          <table:table-cell table:style-name="ce20" table:formula="of:=SIN([.J37])" office:value-type="float" office:value="1.22464679914735E-016" calcext:value-type="float">
            <text:p>0.00000000</text:p>
          </table:table-cell>
          <table:table-cell table:style-name="ce20" table:formula="of:=COS([.K37])" office:value-type="float" office:value="-1.83697019872103E-016" calcext:value-type="float">
            <text:p>0.00000000</text:p>
          </table:table-cell>
          <table:table-cell table:style-name="ce20" table:formula="of:=SIN([.K37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37]+[.P37]*[.L37]+[.Q37]*[.N37]" office:value-type="float" office:value="48.5725" calcext:value-type="float">
            <text:p>48.5725</text:p>
          </table:table-cell>
          <table:table-cell table:style-name="ce25" table:formula="of:=[.H37]+[.P37]*[.M37]+[.Q37]*[.O37]" office:value-type="float" office:value="12.6691666666666" calcext:value-type="float">
            <text:p>12.6692</text:p>
          </table:table-cell>
          <table:table-cell table:style-name="ce25" table:formula="of:=[.J37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7</text:p>
          </table:table-cell>
          <table:table-cell table:style-name="ce10" office:value-type="float" office:value="546.87" calcext:value-type="float">
            <text:p>546.87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0" calcext:value-type="float">
            <text:p>0.000</text:p>
          </table:table-cell>
          <table:table-cell table:style-name="ce16" table:formula="of:=[.D38]/12" office:value-type="float" office:value="45.5725" calcext:value-type="float">
            <text:p>45.57250</text:p>
          </table:table-cell>
          <table:table-cell table:style-name="ce16" table:formula="of:=[.E38]/12" office:value-type="float" office:value="13.2083333333333" calcext:value-type="float">
            <text:p>13.20833</text:p>
          </table:table-cell>
          <table:table-cell table:style-name="ce16" table:formula="of:=[.F38]/360*PI()*2" office:value-type="float" office:value="0" calcext:value-type="float">
            <text:p>0.00000</text:p>
          </table:table-cell>
          <table:table-cell table:style-name="ce16" table:formula="of:=IF([.I38]&lt;PI()/2;[.I38]+PI();[.I38]-PI())" office:value-type="float" office:value="3.14159265358979" calcext:value-type="float">
            <text:p>3.14159</text:p>
          </table:table-cell>
          <table:table-cell table:style-name="ce16" table:formula="of:=[.J38]+PI()/2" office:value-type="float" office:value="4.71238898038469" calcext:value-type="float">
            <text:p>4.71239</text:p>
          </table:table-cell>
          <table:table-cell table:style-name="ce20" table:formula="of:=COS([.J38])" office:value-type="float" office:value="-1" calcext:value-type="float">
            <text:p>-1.00000000</text:p>
          </table:table-cell>
          <table:table-cell table:style-name="ce20" table:formula="of:=SIN([.J38])" office:value-type="float" office:value="1.22464679914735E-016" calcext:value-type="float">
            <text:p>0.00000000</text:p>
          </table:table-cell>
          <table:table-cell table:style-name="ce20" table:formula="of:=COS([.K38])" office:value-type="float" office:value="-1.83697019872103E-016" calcext:value-type="float">
            <text:p>0.00000000</text:p>
          </table:table-cell>
          <table:table-cell table:style-name="ce20" table:formula="of:=SIN([.K38])" office:value-type="float" office:value="-1" calcext:value-type="float">
            <text:p>-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38]+[.P38]*[.L38]+[.Q38]*[.N38]" office:value-type="float" office:value="48.5725" calcext:value-type="float">
            <text:p>48.5725</text:p>
          </table:table-cell>
          <table:table-cell table:style-name="ce25" table:formula="of:=[.H38]+[.P38]*[.M38]+[.Q38]*[.O38]" office:value-type="float" office:value="13.7475" calcext:value-type="float">
            <text:p>13.7475</text:p>
          </table:table-cell>
          <table:table-cell table:style-name="ce25" table:formula="of:=[.J38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6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39]/12" office:value-type="float" office:value="44.2075" calcext:value-type="float">
            <text:p>44.20750</text:p>
          </table:table-cell>
          <table:table-cell table:style-name="ce16" table:formula="of:=[.E39]/12" office:value-type="float" office:value="10.8475" calcext:value-type="float">
            <text:p>10.84750</text:p>
          </table:table-cell>
          <table:table-cell table:style-name="ce16" table:formula="of:=[.F39]/360*PI()*2" office:value-type="float" office:value="5.23598775598299" calcext:value-type="float">
            <text:p>5.23599</text:p>
          </table:table-cell>
          <table:table-cell table:style-name="ce16" table:formula="of:=IF([.I39]&lt;PI()/2;[.I39]+PI();[.I39]-PI())" office:value-type="float" office:value="2.0943951023932" calcext:value-type="float">
            <text:p>2.09440</text:p>
          </table:table-cell>
          <table:table-cell table:style-name="ce16" table:formula="of:=[.J39]+PI()/2" office:value-type="float" office:value="3.66519142918809" calcext:value-type="float">
            <text:p>3.66519</text:p>
          </table:table-cell>
          <table:table-cell table:style-name="ce20" table:formula="of:=COS([.J39])" office:value-type="float" office:value="-0.500000000000001" calcext:value-type="float">
            <text:p>-0.50000000</text:p>
          </table:table-cell>
          <table:table-cell table:style-name="ce20" table:formula="of:=SIN([.J39])" office:value-type="float" office:value="0.866025403784438" calcext:value-type="float">
            <text:p>0.86602540</text:p>
          </table:table-cell>
          <table:table-cell table:style-name="ce20" table:formula="of:=COS([.K39])" office:value-type="float" office:value="-0.866025403784438" calcext:value-type="float">
            <text:p>-0.86602540</text:p>
          </table:table-cell>
          <table:table-cell table:style-name="ce20" table:formula="of:=SIN([.K39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39]+[.P39]*[.L39]+[.Q39]*[.N39]" office:value-type="float" office:value="45.7075" calcext:value-type="float">
            <text:p>45.7075</text:p>
          </table:table-cell>
          <table:table-cell table:style-name="ce25" table:formula="of:=[.H39]+[.P39]*[.M39]+[.Q39]*[.O39]" office:value-type="float" office:value="8.24942378864669" calcext:value-type="float">
            <text:p>8.2494</text:p>
          </table:table-cell>
          <table:table-cell table:style-name="ce25" table:formula="of:=[.J39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6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40]/12" office:value-type="float" office:value="44.2075" calcext:value-type="float">
            <text:p>44.20750</text:p>
          </table:table-cell>
          <table:table-cell table:style-name="ce16" table:formula="of:=[.E40]/12" office:value-type="float" office:value="10.8475" calcext:value-type="float">
            <text:p>10.84750</text:p>
          </table:table-cell>
          <table:table-cell table:style-name="ce16" table:formula="of:=[.F40]/360*PI()*2" office:value-type="float" office:value="5.23598775598299" calcext:value-type="float">
            <text:p>5.23599</text:p>
          </table:table-cell>
          <table:table-cell table:style-name="ce16" table:formula="of:=IF([.I40]&lt;PI()/2;[.I40]+PI();[.I40]-PI())" office:value-type="float" office:value="2.0943951023932" calcext:value-type="float">
            <text:p>2.09440</text:p>
          </table:table-cell>
          <table:table-cell table:style-name="ce16" table:formula="of:=[.J40]+PI()/2" office:value-type="float" office:value="3.66519142918809" calcext:value-type="float">
            <text:p>3.66519</text:p>
          </table:table-cell>
          <table:table-cell table:style-name="ce20" table:formula="of:=COS([.J40])" office:value-type="float" office:value="-0.500000000000001" calcext:value-type="float">
            <text:p>-0.50000000</text:p>
          </table:table-cell>
          <table:table-cell table:style-name="ce20" table:formula="of:=SIN([.J40])" office:value-type="float" office:value="0.866025403784438" calcext:value-type="float">
            <text:p>0.86602540</text:p>
          </table:table-cell>
          <table:table-cell table:style-name="ce20" table:formula="of:=COS([.K40])" office:value-type="float" office:value="-0.866025403784438" calcext:value-type="float">
            <text:p>-0.86602540</text:p>
          </table:table-cell>
          <table:table-cell table:style-name="ce20" table:formula="of:=SIN([.K40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0]+[.P40]*[.L40]+[.Q40]*[.N40]" office:value-type="float" office:value="45.2405679697929" calcext:value-type="float">
            <text:p>45.2406</text:p>
          </table:table-cell>
          <table:table-cell table:style-name="ce25" table:formula="of:=[.H40]+[.P40]*[.M40]+[.Q40]*[.O40]" office:value-type="float" office:value="7.97984045531335" calcext:value-type="float">
            <text:p>7.9798</text:p>
          </table:table-cell>
          <table:table-cell table:style-name="ce25" table:formula="of:=[.J40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6</text:p>
          </table:table-cell>
          <table:table-cell table:style-name="ce10" office:value-type="float" office:value="530.49" calcext:value-type="float">
            <text:p>530.49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300" calcext:value-type="float">
            <text:p>300.000</text:p>
          </table:table-cell>
          <table:table-cell table:style-name="ce16" table:formula="of:=[.D41]/12" office:value-type="float" office:value="44.2075" calcext:value-type="float">
            <text:p>44.20750</text:p>
          </table:table-cell>
          <table:table-cell table:style-name="ce16" table:formula="of:=[.E41]/12" office:value-type="float" office:value="10.8475" calcext:value-type="float">
            <text:p>10.84750</text:p>
          </table:table-cell>
          <table:table-cell table:style-name="ce16" table:formula="of:=[.F41]/360*PI()*2" office:value-type="float" office:value="5.23598775598299" calcext:value-type="float">
            <text:p>5.23599</text:p>
          </table:table-cell>
          <table:table-cell table:style-name="ce16" table:formula="of:=IF([.I41]&lt;PI()/2;[.I41]+PI();[.I41]-PI())" office:value-type="float" office:value="2.0943951023932" calcext:value-type="float">
            <text:p>2.09440</text:p>
          </table:table-cell>
          <table:table-cell table:style-name="ce16" table:formula="of:=[.J41]+PI()/2" office:value-type="float" office:value="3.66519142918809" calcext:value-type="float">
            <text:p>3.66519</text:p>
          </table:table-cell>
          <table:table-cell table:style-name="ce20" table:formula="of:=COS([.J41])" office:value-type="float" office:value="-0.500000000000001" calcext:value-type="float">
            <text:p>-0.50000000</text:p>
          </table:table-cell>
          <table:table-cell table:style-name="ce20" table:formula="of:=SIN([.J41])" office:value-type="float" office:value="0.866025403784438" calcext:value-type="float">
            <text:p>0.86602540</text:p>
          </table:table-cell>
          <table:table-cell table:style-name="ce20" table:formula="of:=COS([.K41])" office:value-type="float" office:value="-0.866025403784438" calcext:value-type="float">
            <text:p>-0.86602540</text:p>
          </table:table-cell>
          <table:table-cell table:style-name="ce20" table:formula="of:=SIN([.K41])" office:value-type="float" office:value="-0.500000000000001" calcext:value-type="float">
            <text:p>-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41]+[.P41]*[.L41]+[.Q41]*[.N41]" office:value-type="float" office:value="46.1744320302071" calcext:value-type="float">
            <text:p>46.1744</text:p>
          </table:table-cell>
          <table:table-cell table:style-name="ce25" table:formula="of:=[.H41]+[.P41]*[.M41]+[.Q41]*[.O41]" office:value-type="float" office:value="8.51900712198002" calcext:value-type="float">
            <text:p>8.5190</text:p>
          </table:table-cell>
          <table:table-cell table:style-name="ce25" table:formula="of:=[.J41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11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42]/12" office:value-type="float" office:value="41.4808333333333" calcext:value-type="float">
            <text:p>41.48083</text:p>
          </table:table-cell>
          <table:table-cell table:style-name="ce16" table:formula="of:=[.E42]/12" office:value-type="float" office:value="10.8475" calcext:value-type="float">
            <text:p>10.84750</text:p>
          </table:table-cell>
          <table:table-cell table:style-name="ce16" table:formula="of:=[.F42]/360*PI()*2" office:value-type="float" office:value="4.18879020478639" calcext:value-type="float">
            <text:p>4.18879</text:p>
          </table:table-cell>
          <table:table-cell table:style-name="ce16" table:formula="of:=IF([.I42]&lt;PI()/2;[.I42]+PI();[.I42]-PI())" office:value-type="float" office:value="1.0471975511966" calcext:value-type="float">
            <text:p>1.04720</text:p>
          </table:table-cell>
          <table:table-cell table:style-name="ce16" table:formula="of:=[.J42]+PI()/2" office:value-type="float" office:value="2.61799387799149" calcext:value-type="float">
            <text:p>2.61799</text:p>
          </table:table-cell>
          <table:table-cell table:style-name="ce20" table:formula="of:=COS([.J42])" office:value-type="float" office:value="0.500000000000001" calcext:value-type="float">
            <text:p>0.50000000</text:p>
          </table:table-cell>
          <table:table-cell table:style-name="ce20" table:formula="of:=SIN([.J42])" office:value-type="float" office:value="0.866025403784438" calcext:value-type="float">
            <text:p>0.86602540</text:p>
          </table:table-cell>
          <table:table-cell table:style-name="ce20" table:formula="of:=COS([.K42])" office:value-type="float" office:value="-0.866025403784438" calcext:value-type="float">
            <text:p>-0.86602540</text:p>
          </table:table-cell>
          <table:table-cell table:style-name="ce20" table:formula="of:=SIN([.K42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42]+[.P42]*[.L42]+[.Q42]*[.N42]" office:value-type="float" office:value="39.9808333333333" calcext:value-type="float">
            <text:p>39.9808</text:p>
          </table:table-cell>
          <table:table-cell table:style-name="ce25" table:formula="of:=[.H42]+[.P42]*[.M42]+[.Q42]*[.O42]" office:value-type="float" office:value="8.24942378864669" calcext:value-type="float">
            <text:p>8.2494</text:p>
          </table:table-cell>
          <table:table-cell table:style-name="ce25" table:formula="of:=[.J42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11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43]/12" office:value-type="float" office:value="41.4808333333333" calcext:value-type="float">
            <text:p>41.48083</text:p>
          </table:table-cell>
          <table:table-cell table:style-name="ce16" table:formula="of:=[.E43]/12" office:value-type="float" office:value="10.8475" calcext:value-type="float">
            <text:p>10.84750</text:p>
          </table:table-cell>
          <table:table-cell table:style-name="ce16" table:formula="of:=[.F43]/360*PI()*2" office:value-type="float" office:value="4.18879020478639" calcext:value-type="float">
            <text:p>4.18879</text:p>
          </table:table-cell>
          <table:table-cell table:style-name="ce16" table:formula="of:=IF([.I43]&lt;PI()/2;[.I43]+PI();[.I43]-PI())" office:value-type="float" office:value="1.0471975511966" calcext:value-type="float">
            <text:p>1.04720</text:p>
          </table:table-cell>
          <table:table-cell table:style-name="ce16" table:formula="of:=[.J43]+PI()/2" office:value-type="float" office:value="2.61799387799149" calcext:value-type="float">
            <text:p>2.61799</text:p>
          </table:table-cell>
          <table:table-cell table:style-name="ce20" table:formula="of:=COS([.J43])" office:value-type="float" office:value="0.500000000000001" calcext:value-type="float">
            <text:p>0.50000000</text:p>
          </table:table-cell>
          <table:table-cell table:style-name="ce20" table:formula="of:=SIN([.J43])" office:value-type="float" office:value="0.866025403784438" calcext:value-type="float">
            <text:p>0.86602540</text:p>
          </table:table-cell>
          <table:table-cell table:style-name="ce20" table:formula="of:=COS([.K43])" office:value-type="float" office:value="-0.866025403784438" calcext:value-type="float">
            <text:p>-0.86602540</text:p>
          </table:table-cell>
          <table:table-cell table:style-name="ce20" table:formula="of:=SIN([.K43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3]+[.P43]*[.L43]+[.Q43]*[.N43]" office:value-type="float" office:value="39.5139013031262" calcext:value-type="float">
            <text:p>39.5139</text:p>
          </table:table-cell>
          <table:table-cell table:style-name="ce25" table:formula="of:=[.H43]+[.P43]*[.M43]+[.Q43]*[.O43]" office:value-type="float" office:value="8.51900712198002" calcext:value-type="float">
            <text:p>8.5190</text:p>
          </table:table-cell>
          <table:table-cell table:style-name="ce25" table:formula="of:=[.J43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11</text:p>
          </table:table-cell>
          <table:table-cell table:style-name="ce10" office:value-type="float" office:value="497.77" calcext:value-type="float">
            <text:p>497.770</text:p>
          </table:table-cell>
          <table:table-cell table:style-name="ce10" office:value-type="float" office:value="130.17" calcext:value-type="float">
            <text:p>130.170</text:p>
          </table:table-cell>
          <table:table-cell table:style-name="ce10" office:value-type="float" office:value="240" calcext:value-type="float">
            <text:p>240.000</text:p>
          </table:table-cell>
          <table:table-cell table:style-name="ce16" table:formula="of:=[.D44]/12" office:value-type="float" office:value="41.4808333333333" calcext:value-type="float">
            <text:p>41.48083</text:p>
          </table:table-cell>
          <table:table-cell table:style-name="ce16" table:formula="of:=[.E44]/12" office:value-type="float" office:value="10.8475" calcext:value-type="float">
            <text:p>10.84750</text:p>
          </table:table-cell>
          <table:table-cell table:style-name="ce16" table:formula="of:=[.F44]/360*PI()*2" office:value-type="float" office:value="4.18879020478639" calcext:value-type="float">
            <text:p>4.18879</text:p>
          </table:table-cell>
          <table:table-cell table:style-name="ce16" table:formula="of:=IF([.I44]&lt;PI()/2;[.I44]+PI();[.I44]-PI())" office:value-type="float" office:value="1.0471975511966" calcext:value-type="float">
            <text:p>1.04720</text:p>
          </table:table-cell>
          <table:table-cell table:style-name="ce16" table:formula="of:=[.J44]+PI()/2" office:value-type="float" office:value="2.61799387799149" calcext:value-type="float">
            <text:p>2.61799</text:p>
          </table:table-cell>
          <table:table-cell table:style-name="ce20" table:formula="of:=COS([.J44])" office:value-type="float" office:value="0.500000000000001" calcext:value-type="float">
            <text:p>0.50000000</text:p>
          </table:table-cell>
          <table:table-cell table:style-name="ce20" table:formula="of:=SIN([.J44])" office:value-type="float" office:value="0.866025403784438" calcext:value-type="float">
            <text:p>0.86602540</text:p>
          </table:table-cell>
          <table:table-cell table:style-name="ce20" table:formula="of:=COS([.K44])" office:value-type="float" office:value="-0.866025403784438" calcext:value-type="float">
            <text:p>-0.86602540</text:p>
          </table:table-cell>
          <table:table-cell table:style-name="ce20" table:formula="of:=SIN([.K44])" office:value-type="float" office:value="0.500000000000001" calcext:value-type="float">
            <text:p>0.5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44]+[.P44]*[.L44]+[.Q44]*[.N44]" office:value-type="float" office:value="40.4477653635404" calcext:value-type="float">
            <text:p>40.4478</text:p>
          </table:table-cell>
          <table:table-cell table:style-name="ce25" table:formula="of:=[.H44]+[.P44]*[.M44]+[.Q44]*[.O44]" office:value-type="float" office:value="7.97984045531335" calcext:value-type="float">
            <text:p>7.9798</text:p>
          </table:table-cell>
          <table:table-cell table:style-name="ce25" table:formula="of:=[.J44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Reef 10</text:p>
          </table:table-cell>
          <table:table-cell table:style-name="ce10" office:value-type="float" office:value="481.39" calcext:value-type="float">
            <text:p>481.3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45]/12" office:value-type="float" office:value="40.1158333333333" calcext:value-type="float">
            <text:p>40.11583</text:p>
          </table:table-cell>
          <table:table-cell table:style-name="ce16" table:formula="of:=[.E45]/12" office:value-type="float" office:value="13.2083333333333" calcext:value-type="float">
            <text:p>13.20833</text:p>
          </table:table-cell>
          <table:table-cell table:style-name="ce16" table:formula="of:=[.F45]/360*PI()*2" office:value-type="float" office:value="3.14159265358979" calcext:value-type="float">
            <text:p>3.14159</text:p>
          </table:table-cell>
          <table:table-cell table:style-name="ce16" table:formula="of:=IF([.I45]&lt;PI()/2;[.I45]+PI();[.I45]-PI())" office:value-type="float" office:value="0" calcext:value-type="float">
            <text:p>0.00000</text:p>
          </table:table-cell>
          <table:table-cell table:style-name="ce16" table:formula="of:=[.J45]+PI()/2" office:value-type="float" office:value="1.5707963267949" calcext:value-type="float">
            <text:p>1.57080</text:p>
          </table:table-cell>
          <table:table-cell table:style-name="ce20" table:formula="of:=COS([.J45])" office:value-type="float" office:value="1" calcext:value-type="float">
            <text:p>1.00000000</text:p>
          </table:table-cell>
          <table:table-cell table:style-name="ce20" table:formula="of:=SIN([.J45])" office:value-type="float" office:value="0" calcext:value-type="float">
            <text:p>0.00000000</text:p>
          </table:table-cell>
          <table:table-cell table:style-name="ce20" table:formula="of:=COS([.K45])" office:value-type="float" office:value="6.12323399573677E-017" calcext:value-type="float">
            <text:p>0.00000000</text:p>
          </table:table-cell>
          <table:table-cell table:style-name="ce20" table:formula="of:=SIN([.K45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45]+[.P45]*[.L45]+[.Q45]*[.N45]" office:value-type="float" office:value="37.1158333333333" calcext:value-type="float">
            <text:p>37.1158</text:p>
          </table:table-cell>
          <table:table-cell table:style-name="ce25" table:formula="of:=[.H45]+[.P45]*[.M45]+[.Q45]*[.O45]" office:value-type="float" office:value="13.2083333333333" calcext:value-type="float">
            <text:p>13.2083</text:p>
          </table:table-cell>
          <table:table-cell table:style-name="ce25" table:formula="of:=[.J45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Reef 10</text:p>
          </table:table-cell>
          <table:table-cell table:style-name="ce10" office:value-type="float" office:value="481.39" calcext:value-type="float">
            <text:p>481.3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46]/12" office:value-type="float" office:value="40.1158333333333" calcext:value-type="float">
            <text:p>40.11583</text:p>
          </table:table-cell>
          <table:table-cell table:style-name="ce16" table:formula="of:=[.E46]/12" office:value-type="float" office:value="13.2083333333333" calcext:value-type="float">
            <text:p>13.20833</text:p>
          </table:table-cell>
          <table:table-cell table:style-name="ce16" table:formula="of:=[.F46]/360*PI()*2" office:value-type="float" office:value="3.14159265358979" calcext:value-type="float">
            <text:p>3.14159</text:p>
          </table:table-cell>
          <table:table-cell table:style-name="ce16" table:formula="of:=IF([.I46]&lt;PI()/2;[.I46]+PI();[.I46]-PI())" office:value-type="float" office:value="0" calcext:value-type="float">
            <text:p>0.00000</text:p>
          </table:table-cell>
          <table:table-cell table:style-name="ce16" table:formula="of:=[.J46]+PI()/2" office:value-type="float" office:value="1.5707963267949" calcext:value-type="float">
            <text:p>1.57080</text:p>
          </table:table-cell>
          <table:table-cell table:style-name="ce20" table:formula="of:=COS([.J46])" office:value-type="float" office:value="1" calcext:value-type="float">
            <text:p>1.00000000</text:p>
          </table:table-cell>
          <table:table-cell table:style-name="ce20" table:formula="of:=SIN([.J46])" office:value-type="float" office:value="0" calcext:value-type="float">
            <text:p>0.00000000</text:p>
          </table:table-cell>
          <table:table-cell table:style-name="ce20" table:formula="of:=COS([.K46])" office:value-type="float" office:value="6.12323399573677E-017" calcext:value-type="float">
            <text:p>0.00000000</text:p>
          </table:table-cell>
          <table:table-cell table:style-name="ce20" table:formula="of:=SIN([.K46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6]+[.P46]*[.L46]+[.Q46]*[.N46]" office:value-type="float" office:value="37.1158333333333" calcext:value-type="float">
            <text:p>37.1158</text:p>
          </table:table-cell>
          <table:table-cell table:style-name="ce25" table:formula="of:=[.H46]+[.P46]*[.M46]+[.Q46]*[.O46]" office:value-type="float" office:value="13.7475" calcext:value-type="float">
            <text:p>13.7475</text:p>
          </table:table-cell>
          <table:table-cell table:style-name="ce25" table:formula="of:=[.J46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Reef 10</text:p>
          </table:table-cell>
          <table:table-cell table:style-name="ce10" office:value-type="float" office:value="481.39" calcext:value-type="float">
            <text:p>481.390</text:p>
          </table:table-cell>
          <table:table-cell table:style-name="ce10" office:value-type="float" office:value="158.5" calcext:value-type="float">
            <text:p>158.500</text:p>
          </table:table-cell>
          <table:table-cell table:style-name="ce10" office:value-type="float" office:value="180" calcext:value-type="float">
            <text:p>180.000</text:p>
          </table:table-cell>
          <table:table-cell table:style-name="ce16" table:formula="of:=[.D47]/12" office:value-type="float" office:value="40.1158333333333" calcext:value-type="float">
            <text:p>40.11583</text:p>
          </table:table-cell>
          <table:table-cell table:style-name="ce16" table:formula="of:=[.E47]/12" office:value-type="float" office:value="13.2083333333333" calcext:value-type="float">
            <text:p>13.20833</text:p>
          </table:table-cell>
          <table:table-cell table:style-name="ce16" table:formula="of:=[.F47]/360*PI()*2" office:value-type="float" office:value="3.14159265358979" calcext:value-type="float">
            <text:p>3.14159</text:p>
          </table:table-cell>
          <table:table-cell table:style-name="ce16" table:formula="of:=IF([.I47]&lt;PI()/2;[.I47]+PI();[.I47]-PI())" office:value-type="float" office:value="0" calcext:value-type="float">
            <text:p>0.00000</text:p>
          </table:table-cell>
          <table:table-cell table:style-name="ce16" table:formula="of:=[.J47]+PI()/2" office:value-type="float" office:value="1.5707963267949" calcext:value-type="float">
            <text:p>1.57080</text:p>
          </table:table-cell>
          <table:table-cell table:style-name="ce20" table:formula="of:=COS([.J47])" office:value-type="float" office:value="1" calcext:value-type="float">
            <text:p>1.00000000</text:p>
          </table:table-cell>
          <table:table-cell table:style-name="ce20" table:formula="of:=SIN([.J47])" office:value-type="float" office:value="0" calcext:value-type="float">
            <text:p>0.00000000</text:p>
          </table:table-cell>
          <table:table-cell table:style-name="ce20" table:formula="of:=COS([.K47])" office:value-type="float" office:value="6.12323399573677E-017" calcext:value-type="float">
            <text:p>0.00000000</text:p>
          </table:table-cell>
          <table:table-cell table:style-name="ce20" table:formula="of:=SIN([.K47])" office:value-type="float" office:value="1" calcext:value-type="float">
            <text:p>1.00000000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47]+[.P47]*[.L47]+[.Q47]*[.N47]" office:value-type="float" office:value="37.1158333333333" calcext:value-type="float">
            <text:p>37.1158</text:p>
          </table:table-cell>
          <table:table-cell table:style-name="ce25" table:formula="of:=[.H47]+[.P47]*[.M47]+[.Q47]*[.O47]" office:value-type="float" office:value="12.6691666666666" calcext:value-type="float">
            <text:p>12.6692</text:p>
          </table:table-cell>
          <table:table-cell table:style-name="ce25" table:formula="of:=[.J47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8]/12" office:value-type="float" office:value="54.7808333333333" calcext:value-type="float">
            <text:p>54.78083</text:p>
          </table:table-cell>
          <table:table-cell table:style-name="ce16" table:formula="of:=[.E48]/12" office:value-type="float" office:value="2.15" calcext:value-type="float">
            <text:p>2.15000</text:p>
          </table:table-cell>
          <table:table-cell table:style-name="ce16" table:formula="of:=[.F48]/360*PI()*2" office:value-type="float" office:value="2.19911485751286" calcext:value-type="float">
            <text:p>2.19911</text:p>
          </table:table-cell>
          <table:table-cell table:style-name="ce16" table:formula="of:=IF([.I48]&lt;PI()/2;[.I48]+PI();[.I48]-PI())" office:value-type="float" office:value="-0.942477796076933" calcext:value-type="float">
            <text:p>-0.94248</text:p>
          </table:table-cell>
          <table:table-cell table:style-name="ce16" table:formula="of:=[.J48]+PI()/2" office:value-type="float" office:value="0.628318530717964" calcext:value-type="float">
            <text:p>0.62832</text:p>
          </table:table-cell>
          <table:table-cell table:style-name="ce20" table:formula="of:=COS([.J48])" office:value-type="float" office:value="0.587785252292477" calcext:value-type="float">
            <text:p>0.58778525</text:p>
          </table:table-cell>
          <table:table-cell table:style-name="ce20" table:formula="of:=SIN([.J48])" office:value-type="float" office:value="-0.809016994374945" calcext:value-type="float">
            <text:p>-0.80901699</text:p>
          </table:table-cell>
          <table:table-cell table:style-name="ce20" table:formula="of:=COS([.K48])" office:value-type="float" office:value="0.809016994374945" calcext:value-type="float">
            <text:p>0.80901699</text:p>
          </table:table-cell>
          <table:table-cell table:style-name="ce20" table:formula="of:=SIN([.K48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48]+[.P48]*[.L48]+[.Q48]*[.N48]" office:value-type="float" office:value="53.0174775764559" calcext:value-type="float">
            <text:p>53.0175</text:p>
          </table:table-cell>
          <table:table-cell table:style-name="ce25" table:formula="of:=[.H48]+[.P48]*[.M48]+[.Q48]*[.O48]" office:value-type="float" office:value="4.57705098312483" calcext:value-type="float">
            <text:p>4.5771</text:p>
          </table:table-cell>
          <table:table-cell table:style-name="ce25" table:formula="of:=[.J48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9]/12" office:value-type="float" office:value="54.7808333333333" calcext:value-type="float">
            <text:p>54.78083</text:p>
          </table:table-cell>
          <table:table-cell table:style-name="ce16" table:formula="of:=[.E49]/12" office:value-type="float" office:value="2.15" calcext:value-type="float">
            <text:p>2.15000</text:p>
          </table:table-cell>
          <table:table-cell table:style-name="ce16" table:formula="of:=[.F49]/360*PI()*2" office:value-type="float" office:value="2.19911485751286" calcext:value-type="float">
            <text:p>2.19911</text:p>
          </table:table-cell>
          <table:table-cell table:style-name="ce16" table:formula="of:=IF([.I49]&lt;PI()/2;[.I49]+PI();[.I49]-PI())" office:value-type="float" office:value="-0.942477796076933" calcext:value-type="float">
            <text:p>-0.94248</text:p>
          </table:table-cell>
          <table:table-cell table:style-name="ce16" table:formula="of:=[.J49]+PI()/2" office:value-type="float" office:value="0.628318530717964" calcext:value-type="float">
            <text:p>0.62832</text:p>
          </table:table-cell>
          <table:table-cell table:style-name="ce20" table:formula="of:=COS([.J49])" office:value-type="float" office:value="0.587785252292477" calcext:value-type="float">
            <text:p>0.58778525</text:p>
          </table:table-cell>
          <table:table-cell table:style-name="ce20" table:formula="of:=SIN([.J49])" office:value-type="float" office:value="-0.809016994374945" calcext:value-type="float">
            <text:p>-0.80901699</text:p>
          </table:table-cell>
          <table:table-cell table:style-name="ce20" table:formula="of:=COS([.K49])" office:value-type="float" office:value="0.809016994374945" calcext:value-type="float">
            <text:p>0.80901699</text:p>
          </table:table-cell>
          <table:table-cell table:style-name="ce20" table:formula="of:=SIN([.K49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9]+[.P49]*[.L49]+[.Q49]*[.N49]" office:value-type="float" office:value="53.4536725725897" calcext:value-type="float">
            <text:p>53.4537</text:p>
          </table:table-cell>
          <table:table-cell table:style-name="ce25" table:formula="of:=[.H49]+[.P49]*[.M49]+[.Q49]*[.O49]" office:value-type="float" office:value="4.89396519831919" calcext:value-type="float">
            <text:p>4.8940</text:p>
          </table:table-cell>
          <table:table-cell table:style-name="ce25" table:formula="of:=[.J49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50]/12" office:value-type="float" office:value="54.7808333333333" calcext:value-type="float">
            <text:p>54.78083</text:p>
          </table:table-cell>
          <table:table-cell table:style-name="ce16" table:formula="of:=[.E50]/12" office:value-type="float" office:value="2.15" calcext:value-type="float">
            <text:p>2.15000</text:p>
          </table:table-cell>
          <table:table-cell table:style-name="ce16" table:formula="of:=[.F50]/360*PI()*2" office:value-type="float" office:value="2.19911485751286" calcext:value-type="float">
            <text:p>2.19911</text:p>
          </table:table-cell>
          <table:table-cell table:style-name="ce16" table:formula="of:=IF([.I50]&lt;PI()/2;[.I50]+PI();[.I50]-PI())" office:value-type="float" office:value="-0.942477796076933" calcext:value-type="float">
            <text:p>-0.94248</text:p>
          </table:table-cell>
          <table:table-cell table:style-name="ce16" table:formula="of:=[.J50]+PI()/2" office:value-type="float" office:value="0.628318530717964" calcext:value-type="float">
            <text:p>0.62832</text:p>
          </table:table-cell>
          <table:table-cell table:style-name="ce20" table:formula="of:=COS([.J50])" office:value-type="float" office:value="0.587785252292477" calcext:value-type="float">
            <text:p>0.58778525</text:p>
          </table:table-cell>
          <table:table-cell table:style-name="ce20" table:formula="of:=SIN([.J50])" office:value-type="float" office:value="-0.809016994374945" calcext:value-type="float">
            <text:p>-0.80901699</text:p>
          </table:table-cell>
          <table:table-cell table:style-name="ce20" table:formula="of:=COS([.K50])" office:value-type="float" office:value="0.809016994374945" calcext:value-type="float">
            <text:p>0.80901699</text:p>
          </table:table-cell>
          <table:table-cell table:style-name="ce20" table:formula="of:=SIN([.K50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0]+[.P50]*[.L50]+[.Q50]*[.N50]" office:value-type="float" office:value="52.581282580322" calcext:value-type="float">
            <text:p>52.5813</text:p>
          </table:table-cell>
          <table:table-cell table:style-name="ce25" table:formula="of:=[.H50]+[.P50]*[.M50]+[.Q50]*[.O50]" office:value-type="float" office:value="4.26013676793047" calcext:value-type="float">
            <text:p>4.2601</text:p>
          </table:table-cell>
          <table:table-cell table:style-name="ce25" table:formula="of:=[.J50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1]/12" office:value-type="float" office:value="54.7808333333333" calcext:value-type="float">
            <text:p>54.78083</text:p>
          </table:table-cell>
          <table:table-cell table:style-name="ce16" table:formula="of:=[.E51]/12" office:value-type="float" office:value="24.2666666666667" calcext:value-type="float">
            <text:p>24.26667</text:p>
          </table:table-cell>
          <table:table-cell table:style-name="ce16" table:formula="of:=[.F51]/360*PI()*2" office:value-type="float" office:value="4.08407044966673" calcext:value-type="float">
            <text:p>4.08407</text:p>
          </table:table-cell>
          <table:table-cell table:style-name="ce16" table:formula="of:=IF([.I51]&lt;PI()/2;[.I51]+PI();[.I51]-PI())" office:value-type="float" office:value="0.942477796076937" calcext:value-type="float">
            <text:p>0.94248</text:p>
          </table:table-cell>
          <table:table-cell table:style-name="ce16" table:formula="of:=[.J51]+PI()/2" office:value-type="float" office:value="2.51327412287183" calcext:value-type="float">
            <text:p>2.51327</text:p>
          </table:table-cell>
          <table:table-cell table:style-name="ce20" table:formula="of:=COS([.J51])" office:value-type="float" office:value="0.587785252292474" calcext:value-type="float">
            <text:p>0.58778525</text:p>
          </table:table-cell>
          <table:table-cell table:style-name="ce20" table:formula="of:=SIN([.J51])" office:value-type="float" office:value="0.809016994374947" calcext:value-type="float">
            <text:p>0.80901699</text:p>
          </table:table-cell>
          <table:table-cell table:style-name="ce20" table:formula="of:=COS([.K51])" office:value-type="float" office:value="-0.809016994374947" calcext:value-type="float">
            <text:p>-0.80901699</text:p>
          </table:table-cell>
          <table:table-cell table:style-name="ce20" table:formula="of:=SIN([.K51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51]+[.P51]*[.L51]+[.Q51]*[.N51]" office:value-type="float" office:value="53.0174775764559" calcext:value-type="float">
            <text:p>53.0175</text:p>
          </table:table-cell>
          <table:table-cell table:style-name="ce25" table:formula="of:=[.H51]+[.P51]*[.M51]+[.Q51]*[.O51]" office:value-type="float" office:value="21.8396156835419" calcext:value-type="float">
            <text:p>21.8396</text:p>
          </table:table-cell>
          <table:table-cell table:style-name="ce25" table:formula="of:=[.J51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2]/12" office:value-type="float" office:value="54.7808333333333" calcext:value-type="float">
            <text:p>54.78083</text:p>
          </table:table-cell>
          <table:table-cell table:style-name="ce16" table:formula="of:=[.E52]/12" office:value-type="float" office:value="24.2666666666667" calcext:value-type="float">
            <text:p>24.26667</text:p>
          </table:table-cell>
          <table:table-cell table:style-name="ce16" table:formula="of:=[.F52]/360*PI()*2" office:value-type="float" office:value="4.08407044966673" calcext:value-type="float">
            <text:p>4.08407</text:p>
          </table:table-cell>
          <table:table-cell table:style-name="ce16" table:formula="of:=IF([.I52]&lt;PI()/2;[.I52]+PI();[.I52]-PI())" office:value-type="float" office:value="0.942477796076937" calcext:value-type="float">
            <text:p>0.94248</text:p>
          </table:table-cell>
          <table:table-cell table:style-name="ce16" table:formula="of:=[.J52]+PI()/2" office:value-type="float" office:value="2.51327412287183" calcext:value-type="float">
            <text:p>2.51327</text:p>
          </table:table-cell>
          <table:table-cell table:style-name="ce20" table:formula="of:=COS([.J52])" office:value-type="float" office:value="0.587785252292474" calcext:value-type="float">
            <text:p>0.58778525</text:p>
          </table:table-cell>
          <table:table-cell table:style-name="ce20" table:formula="of:=SIN([.J52])" office:value-type="float" office:value="0.809016994374947" calcext:value-type="float">
            <text:p>0.80901699</text:p>
          </table:table-cell>
          <table:table-cell table:style-name="ce20" table:formula="of:=COS([.K52])" office:value-type="float" office:value="-0.809016994374947" calcext:value-type="float">
            <text:p>-0.80901699</text:p>
          </table:table-cell>
          <table:table-cell table:style-name="ce20" table:formula="of:=SIN([.K52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52]+[.P52]*[.L52]+[.Q52]*[.N52]" office:value-type="float" office:value="52.581282580322" calcext:value-type="float">
            <text:p>52.5813</text:p>
          </table:table-cell>
          <table:table-cell table:style-name="ce25" table:formula="of:=[.H52]+[.P52]*[.M52]+[.Q52]*[.O52]" office:value-type="float" office:value="22.1565298987362" calcext:value-type="float">
            <text:p>22.1565</text:p>
          </table:table-cell>
          <table:table-cell table:style-name="ce25" table:formula="of:=[.J52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3]/12" office:value-type="float" office:value="54.7808333333333" calcext:value-type="float">
            <text:p>54.78083</text:p>
          </table:table-cell>
          <table:table-cell table:style-name="ce16" table:formula="of:=[.E53]/12" office:value-type="float" office:value="24.2666666666667" calcext:value-type="float">
            <text:p>24.26667</text:p>
          </table:table-cell>
          <table:table-cell table:style-name="ce16" table:formula="of:=[.F53]/360*PI()*2" office:value-type="float" office:value="4.08407044966673" calcext:value-type="float">
            <text:p>4.08407</text:p>
          </table:table-cell>
          <table:table-cell table:style-name="ce16" table:formula="of:=IF([.I53]&lt;PI()/2;[.I53]+PI();[.I53]-PI())" office:value-type="float" office:value="0.942477796076937" calcext:value-type="float">
            <text:p>0.94248</text:p>
          </table:table-cell>
          <table:table-cell table:style-name="ce16" table:formula="of:=[.J53]+PI()/2" office:value-type="float" office:value="2.51327412287183" calcext:value-type="float">
            <text:p>2.51327</text:p>
          </table:table-cell>
          <table:table-cell table:style-name="ce20" table:formula="of:=COS([.J53])" office:value-type="float" office:value="0.587785252292474" calcext:value-type="float">
            <text:p>0.58778525</text:p>
          </table:table-cell>
          <table:table-cell table:style-name="ce20" table:formula="of:=SIN([.J53])" office:value-type="float" office:value="0.809016994374947" calcext:value-type="float">
            <text:p>0.80901699</text:p>
          </table:table-cell>
          <table:table-cell table:style-name="ce20" table:formula="of:=COS([.K53])" office:value-type="float" office:value="-0.809016994374947" calcext:value-type="float">
            <text:p>-0.80901699</text:p>
          </table:table-cell>
          <table:table-cell table:style-name="ce20" table:formula="of:=SIN([.K53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3]+[.P53]*[.L53]+[.Q53]*[.N53]" office:value-type="float" office:value="53.4536725725897" calcext:value-type="float">
            <text:p>53.4537</text:p>
          </table:table-cell>
          <table:table-cell table:style-name="ce25" table:formula="of:=[.H53]+[.P53]*[.M53]+[.Q53]*[.O53]" office:value-type="float" office:value="21.5227014683475" calcext:value-type="float">
            <text:p>21.5227</text:p>
          </table:table-cell>
          <table:table-cell table:style-name="ce25" table:formula="of:=[.J53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office:forms form:automatic-focus="false" form:apply-design-mode="false"/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2445129897736" calcext:value-type="float">
            <text:p>11.24451</text:p>
          </table:table-cell>
          <table:table-cell table:formula="of:=[$PositionData.S5]" office:value-type="float" office:value="17.6904870102263" calcext:value-type="float">
            <text:p>17.69049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1.6257613959634" calcext:value-type="float">
            <text:p>11.62576</text:p>
          </table:table-cell>
          <table:table-cell table:formula="of:=[$PositionData.S6]" office:value-type="float" office:value="18.0717354164161" calcext:value-type="float">
            <text:p>18.07174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0.8632645835839" calcext:value-type="float">
            <text:p>10.86326</text:p>
          </table:table-cell>
          <table:table-cell table:formula="of:=[$PositionData.S7]" office:value-type="float" office:value="17.3092386040366" calcext:value-type="float">
            <text:p>17.30924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5916666666667" calcext:value-type="float">
            <text:p>17.59167</text:p>
          </table:table-cell>
          <table:table-cell table:formula="of:=[$PositionData.S8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8.0585986968738" calcext:value-type="float">
            <text:p>18.05860</text:p>
          </table:table-cell>
          <table:table-cell table:formula="of:=[$PositionData.S9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7.1247346364596" calcext:value-type="float">
            <text:p>17.12473</text:p>
          </table:table-cell>
          <table:table-cell table:formula="of:=[$PositionData.S10]" office:value-type="float" office:value="18.4368262113534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20.4575" calcext:value-type="float">
            <text:p>20.45750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20.4575" calcext:value-type="float">
            <text:p>20.45750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20.4575" calcext:value-type="float">
            <text:p>20.45750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5916666666667" calcext:value-type="float">
            <text:p>17.59167</text:p>
          </table:table-cell>
          <table:table-cell table:formula="of:=[$PositionData.S14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7.1247346364596" calcext:value-type="float">
            <text:p>17.12473</text:p>
          </table:table-cell>
          <table:table-cell table:formula="of:=[$PositionData.S15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8.0585986968738" calcext:value-type="float">
            <text:p>18.05860</text:p>
          </table:table-cell>
          <table:table-cell table:formula="of:=[$PositionData.S16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1.8658333333333" calcext:value-type="float">
            <text:p>11.86583</text:p>
          </table:table-cell>
          <table:table-cell table:formula="of:=[$PositionData.S17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3989013031262" calcext:value-type="float">
            <text:p>11.39890</text:p>
          </table:table-cell>
          <table:table-cell table:formula="of:=[$PositionData.S18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3327653635404" calcext:value-type="float">
            <text:p>12.33277</text:p>
          </table:table-cell>
          <table:table-cell table:formula="of:=[$PositionData.S19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" calcext:value-type="float">
            <text:p>9.00000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" calcext:value-type="float">
            <text:p>9.00000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" calcext:value-type="float">
            <text:p>9.00000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4.99205075301125" calcext:value-type="float">
            <text:p>4.99205</text:p>
          </table:table-cell>
          <table:table-cell table:formula="of:=[$PositionData.S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2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39.9808333333333" calcext:value-type="float">
            <text:p>39.98083</text:p>
          </table:table-cell>
          <table:table-cell table:formula="of:=[$PositionData.S30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4477653635404" calcext:value-type="float">
            <text:p>40.44777</text:p>
          </table:table-cell>
          <table:table-cell table:formula="of:=[$PositionData.S31]" office:value-type="float" office:value="18.4368262113533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5139013031262" calcext:value-type="float">
            <text:p>39.51390</text:p>
          </table:table-cell>
          <table:table-cell table:formula="of:=[$PositionData.S32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7075" calcext:value-type="float">
            <text:p>45.70750</text:p>
          </table:table-cell>
          <table:table-cell table:formula="of:=[$PositionData.S33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6.1744320302071" calcext:value-type="float">
            <text:p>46.17443</text:p>
          </table:table-cell>
          <table:table-cell table:formula="of:=[$PositionData.S34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5.2405679697929" calcext:value-type="float">
            <text:p>45.24057</text:p>
          </table:table-cell>
          <table:table-cell table:formula="of:=[$PositionData.S35]" office:value-type="float" office:value="18.4368262113534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8.5725" calcext:value-type="float">
            <text:p>48.57250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8.5725" calcext:value-type="float">
            <text:p>48.57250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8.5725" calcext:value-type="float">
            <text:p>48.57250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7075" calcext:value-type="float">
            <text:p>45.70750</text:p>
          </table:table-cell>
          <table:table-cell table:formula="of:=[$PositionData.S39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5.2405679697929" calcext:value-type="float">
            <text:p>45.24057</text:p>
          </table:table-cell>
          <table:table-cell table:formula="of:=[$PositionData.S40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6.1744320302071" calcext:value-type="float">
            <text:p>46.17443</text:p>
          </table:table-cell>
          <table:table-cell table:formula="of:=[$PositionData.S41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39.9808333333333" calcext:value-type="float">
            <text:p>39.98083</text:p>
          </table:table-cell>
          <table:table-cell table:formula="of:=[$PositionData.S42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5139013031262" calcext:value-type="float">
            <text:p>39.51390</text:p>
          </table:table-cell>
          <table:table-cell table:formula="of:=[$PositionData.S43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4477653635404" calcext:value-type="float">
            <text:p>40.44777</text:p>
          </table:table-cell>
          <table:table-cell table:formula="of:=[$PositionData.S44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7.1158333333333" calcext:value-type="float">
            <text:p>37.11583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7.1158333333333" calcext:value-type="float">
            <text:p>37.11583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7.1158333333333" calcext:value-type="float">
            <text:p>37.11583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3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19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22:11:45.2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08T22:31:32.129000000</dc:date>
    <meta:editing-duration>PT3H6M7S</meta:editing-duration>
    <meta:editing-cycles>23</meta:editing-cycles>
    <meta:generator>LibreOffice/24.2.5.2$Windows_X86_64 LibreOffice_project/bffef4ea93e59bebbeaf7f431bb02b1a39ee8a59</meta:generator>
    <meta:document-statistic meta:table-count="2" meta:cell-count="113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63cm" svg:y="0.465cm" svg:width="28.372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2445129897736">
                <text:p>11.2445129897736</text:p>
              </table:table-cell>
              <table:table-cell office:value-type="float" office:value="17.6904870102263">
                <text:p>17.6904870102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6257613959634">
                <text:p>11.6257613959634</text:p>
              </table:table-cell>
              <table:table-cell office:value-type="float" office:value="18.0717354164161">
                <text:p>18.0717354164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632645835839">
                <text:p>10.8632645835839</text:p>
              </table:table-cell>
              <table:table-cell office:value-type="float" office:value="17.3092386040366">
                <text:p>17.3092386040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916666666667">
                <text:p>17.5916666666667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0585986968738">
                <text:p>18.0585986968738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247346364596">
                <text:p>17.1247346364596</text:p>
              </table:table-cell>
              <table:table-cell office:value-type="float" office:value="18.4368262113534">
                <text:p>18.4368262113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4575">
                <text:p>20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4575">
                <text:p>20.457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4575">
                <text:p>20.457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16666666667">
                <text:p>17.5916666666667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1247346364596">
                <text:p>17.1247346364596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0585986968738">
                <text:p>18.0585986968738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658333333333">
                <text:p>11.8658333333333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3989013031262">
                <text:p>11.3989013031262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327653635404">
                <text:p>12.3327653635404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9808333333333">
                <text:p>39.9808333333333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4477653635404">
                <text:p>40.4477653635404</text:p>
              </table:table-cell>
              <table:table-cell office:value-type="float" office:value="18.4368262113533">
                <text:p>18.4368262113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5139013031262">
                <text:p>39.5139013031262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7075">
                <text:p>45.7075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1744320302071">
                <text:p>46.1744320302071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405679697929">
                <text:p>45.2405679697929</text:p>
              </table:table-cell>
              <table:table-cell office:value-type="float" office:value="18.4368262113534">
                <text:p>18.4368262113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5725">
                <text:p>48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5725">
                <text:p>48.57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5725">
                <text:p>48.57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7075">
                <text:p>45.7075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.2405679697929">
                <text:p>45.2405679697929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1744320302071">
                <text:p>46.1744320302071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9808333333333">
                <text:p>39.9808333333333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5139013031262">
                <text:p>39.5139013031262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4477653635404">
                <text:p>40.4477653635404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3">
                <text:p>4.57705098312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19">
                <text:p>4.89396519831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